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2" style:family="graphic">
      <style:graphic-properties draw:stroke="solid" svg:stroke-width="0.079cm" svg:stroke-color="#000066" draw:stroke-linejoin="miter" draw:fill="solid" draw:fill-color="#f8f8f8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3" style:family="graphic">
      <style:graphic-properties draw:stroke="solid" svg:stroke-width="0.026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4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5" style:family="graphic">
      <style:graphic-properties draw:stroke="solid" svg:stroke-width="0.026cm" svg:stroke-color="#000066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6" style:family="graphic">
      <style:graphic-properties draw:stroke="solid" svg:stroke-width="0.026cm" svg:stroke-color="#000066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7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8" style:family="graphic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9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0" style:family="graphic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2" style:family="graphic">
      <style:graphic-properties draw:stroke="solid" svg:stroke-width="0.026cm" svg:stroke-color="#000000" draw:stroke-linejoin="miter" draw:fill="solid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3" style:family="graphic">
      <style:graphic-properties draw:stroke="solid" svg:stroke-width="0.071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4" style:family="graphic">
      <style:graphic-properties draw:stroke="solid" svg:stroke-width="0.071cm" svg:stroke-color="#000000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5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6" style:family="graphic">
      <style:graphic-properties draw:stroke="solid" svg:stroke-width="0.071cm" svg:stroke-color="#000000" draw:marker-end="msArrowEnd_20_9" draw:marker-end-width="0.355cm" draw:marker-end-center="false" svg:stroke-opacity="100%" draw:stroke-linejoin="round" draw:fill="none" draw:fill-color="#ffff00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777777" draw:shadow-opacity="100%"/>
    </style:style>
    <style:style style:name="gr17" style:family="graphic">
      <style:graphic-properties draw:stroke="none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8" style:family="graphic">
      <style:graphic-properties draw:stroke="solid" svg:stroke-width="0.026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9" style:family="graphic">
      <style:graphic-properties draw:stroke="solid" svg:stroke-width="0.071cm" svg:stroke-color="#000000" draw:stroke-linejoin="miter" draw:fill="solid" draw:fill-color="#cc99ff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20" style:family="graphic">
      <style:graphic-properties draw:stroke="solid" svg:stroke-width="0.071cm" svg:stroke-color="#000000" draw:stroke-linejoin="miter" draw:fill="none" draw:fill-color="#cc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1" style:family="graphic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2" style:family="graphic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3" style:family="graphic">
      <style:graphic-properties draw:stroke="dash" draw:stroke-dash="Dash_20_10" svg:stroke-width="0.071cm" svg:stroke-color="#000000" draw:marker-end="msArrowEnd_20_9" draw:marker-end-width="0.355cm" draw:marker-end-center="false" svg:stroke-opacity="100%" draw:stroke-linejoin="round" draw:fill="none" draw:fill-color="#ffff00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777777" draw:shadow-opacity="100%"/>
    </style:style>
    <style:style style:name="gr24" style:family="graphic">
      <style:graphic-properties draw:stroke="solid" svg:stroke-width="0.026cm" svg:stroke-color="#000000" draw:stroke-linejoin="miter" draw:fill="solid" draw:fill-color="#993366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5" style:family="graphic">
      <style:graphic-properties draw:stroke="dash" draw:stroke-dash="Dash_20_11" svg:stroke-width="0.071cm" svg:stroke-color="#000000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6" style:family="graphic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27" style:family="graphic">
      <style:graphic-properties draw:stroke="solid" svg:stroke-width="0.212cm" svg:stroke-color="#ff0000" draw:stroke-linejoin="miter" draw:fill="none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subtitle">
      <style:graphic-properties draw:stroke="none" draw:fill="none" draw:fill-color="#f47a00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4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7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4.821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9.901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8.419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notes">
      <style:graphic-properties draw:stroke="none" draw:fill="none" draw:fill-color="#00cc99" draw:textarea-horizontal-align="justify" draw:textarea-vertical-align="top" draw:auto-grow-height="true" draw:auto-grow-width="false" fo:min-height="11.499cm" fo:min-width="0cm" fo:padding-top="0.149cm" fo:padding-bottom="0.149cm" fo:padding-left="0.297cm" fo:padding-right="0.297cm" fo:wrap-option="wrap" draw:shadow-color="#808080"/>
    </style:style>
    <style:style style:name="pr11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8.842cm" fo:min-width="0cm" fo:padding-top="0.13cm" fo:padding-bottom="0.13cm" fo:padding-left="0.25cm" fo:padding-right="0.25cm" fo:wrap-option="wrap" draw:shadow-color="#777777"/>
    </style:style>
    <style:style style:name="pr12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6.091cm" fo:min-width="0cm" fo:padding-top="0.13cm" fo:padding-bottom="0.13cm" fo:padding-left="0.25cm" fo:padding-right="0.25cm" fo:wrap-option="wrap" draw:shadow-color="#777777"/>
    </style:style>
    <style:style style:name="pr13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5.667cm" fo:min-width="0cm" fo:padding-top="0.13cm" fo:padding-bottom="0.13cm" fo:padding-left="0.25cm" fo:padding-right="0.25cm" fo:wrap-option="wrap" draw:shadow-color="#777777"/>
    </style:style>
    <style:style style:name="pr14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7.784cm" fo:min-width="0cm" fo:padding-top="0.13cm" fo:padding-bottom="0.13cm" fo:padding-left="0.25cm" fo:padding-right="0.25cm" fo:wrap-option="wrap" draw:shadow-color="#777777"/>
    </style:style>
    <style:style style:name="pr1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8.631cm" fo:min-width="0cm" fo:padding-top="0.13cm" fo:padding-bottom="0.13cm" fo:padding-left="0.25cm" fo:padding-right="0.25cm" fo:wrap-option="wrap" draw:shadow-color="#777777"/>
    </style:style>
    <style:style style:name="pr16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6.726cm" fo:min-width="0cm" fo:padding-top="0.13cm" fo:padding-bottom="0.13cm" fo:padding-left="0.25cm" fo:padding-right="0.25cm" fo:wrap-option="wrap" draw:shadow-color="#77777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29cm" fo:margin-bottom="0cm" fo:line-height="90%" fo:text-indent="0cm"/>
    </style:style>
    <style:style style:name="P4" style:family="paragraph">
      <style:paragraph-properties fo:margin-left="0cm" fo:margin-right="0cm" fo:margin-top="0.44cm" fo:margin-bottom="0cm" fo:line-height="90%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617cm" fo:margin-bottom="0cm" fo:line-height="90%" fo:text-indent="0cm"/>
    </style:style>
    <style:style style:name="P7" style:family="paragraph">
      <style:paragraph-properties fo:margin-left="0cm" fo:margin-right="0cm" fo:margin-top="0.105cm" fo:margin-bottom="0cm" fo:line-height="90%" fo:text-indent="0cm"/>
    </style:style>
    <style:style style:name="P8" style:family="paragraph">
      <style:paragraph-properties fo:margin-left="0.621cm" fo:margin-right="0cm" fo:margin-top="0cm" fo:margin-bottom="0cm" fo:line-height="100%" fo:text-indent="-0.621cm" style:punctuation-wrap="simple" style:line-break="normal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margin-top="0.617cm" fo:margin-bottom="0cm" fo:text-indent="0cm"/>
    </style:style>
    <style:style style:name="P12" style:family="paragraph">
      <style:paragraph-properties fo:margin-left="0cm" fo:margin-right="0cm" fo:margin-top="0.105cm" fo:margin-bottom="0cm" fo:line-height="100%" fo:text-indent="0cm"/>
    </style:style>
    <style:style style:name="P13" style:family="paragraph">
      <style:paragraph-properties fo:margin-left="0cm" fo:margin-right="0cm" fo:margin-top="0.617cm" fo:margin-bottom="0cm" fo:line-height="100%" fo:text-indent="0cm"/>
    </style:style>
    <style:style style:name="P14" style:family="paragraph">
      <style:paragraph-properties fo:margin-left="0cm" fo:margin-right="0cm" fo:margin-top="0.105cm" fo:margin-bottom="0cm" fo:text-indent="0cm"/>
    </style:style>
    <style:style style:name="P15" style:family="paragraph">
      <style:paragraph-properties fo:margin-left="0.621cm" fo:margin-right="0cm" fo:margin-top="0.44cm" fo:margin-bottom="0cm" fo:text-indent="-0.621cm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0cm" fo:margin-right="0cm" fo:margin-top="0.529cm" fo:margin-bottom="0cm" fo:text-indent="0cm"/>
    </style:style>
    <style:style style:name="P18" style:family="paragraph">
      <style:paragraph-properties fo:margin-left="0cm" fo:margin-right="0cm" fo:margin-top="0.088cm" fo:margin-bottom="0cm" fo:text-indent="0cm"/>
    </style:style>
    <style:style style:name="P19" style:family="paragraph">
      <style:paragraph-properties fo:margin-left="1.565cm" fo:margin-right="0cm" fo:margin-top="0.088cm" fo:margin-bottom="0cm" fo:text-indent="-0.622cm"/>
    </style:style>
    <style:style style:name="P20" style:family="paragraph">
      <style:paragraph-properties fo:margin-left="0.621cm" fo:margin-right="0cm" fo:margin-top="0.529cm" fo:margin-bottom="0cm" fo:text-indent="-0.621cm"/>
    </style:style>
    <style:style style:name="P21" style:family="paragraph">
      <style:paragraph-properties fo:margin-left="0.621cm" fo:margin-right="0cm" fo:margin-top="0cm" fo:margin-bottom="0cm" fo:line-height="80%" fo:text-indent="-0.621cm" style:punctuation-wrap="simple" style:line-break="normal"/>
    </style:style>
    <style:style style:name="P22" style:family="paragraph">
      <style:paragraph-properties fo:margin-left="0.621cm" fo:margin-right="0cm" fo:margin-top="0cm" fo:margin-bottom="0cm" fo:line-height="40%" fo:text-indent="-0.621cm" style:punctuation-wrap="simple" style:line-break="normal"/>
    </style:style>
    <style:style style:name="P23" style:family="paragraph">
      <style:paragraph-properties fo:margin-left="0.621cm" fo:margin-right="0cm" fo:margin-top="0cm" fo:margin-bottom="0cm" fo:line-height="50%" fo:text-indent="-0.621cm" style:punctuation-wrap="simple" style:line-break="normal"/>
    </style:style>
    <style:style style:name="P24" style:family="paragraph">
      <style:paragraph-properties fo:margin-left="0.621cm" fo:margin-right="0cm" fo:margin-top="0cm" fo:margin-bottom="0cm" fo:line-height="90%" fo:text-indent="-0.621cm" style:punctuation-wrap="simple" style:line-break="normal"/>
    </style:style>
    <style:style style:name="P25" style:family="paragraph">
      <style:paragraph-properties fo:margin-left="0cm" fo:margin-right="0cm" fo:margin-top="0.617cm" fo:margin-bottom="0cm" fo:line-height="50%" fo:text-indent="0cm"/>
    </style:style>
    <style:style style:name="P26" style:family="paragraph">
      <style:paragraph-properties fo:margin-left="0.621cm" fo:margin-right="0cm" fo:margin-top="0cm" fo:margin-bottom="0cm" fo:line-height="60%" fo:text-indent="-0.621cm" style:punctuation-wrap="simple" style:line-break="normal"/>
    </style:style>
    <style:style style:name="P27" style:family="paragraph">
      <style:paragraph-properties fo:margin-left="0.621cm" fo:margin-right="0cm" fo:margin-top="0cm" fo:margin-bottom="0cm" fo:line-height="70%" fo:text-indent="-0.621cm" style:punctuation-wrap="simple" style:line-break="normal"/>
    </style:style>
    <style:style style:name="P28" style:family="paragraph">
      <style:paragraph-properties fo:margin-left="0cm" fo:margin-right="0cm" fo:margin-top="0.158cm" fo:margin-bottom="0cm" fo:text-indent="0cm"/>
    </style:style>
    <style:style style:name="P29" style:family="paragraph">
      <style:paragraph-properties fo:margin-left="0cm" fo:margin-right="0cm" fo:margin-top="0.617cm" fo:margin-bottom="0cm" fo:line-height="80%" fo:text-indent="0cm"/>
    </style:style>
    <style:style style:name="P30" style:family="paragraph">
      <style:paragraph-properties fo:margin-left="0cm" fo:margin-right="0cm" fo:margin-top="0.617cm" fo:margin-bottom="0cm" fo:line-height="70%" fo:text-indent="0cm"/>
    </style:style>
    <style:style style:name="T1" style:family="text">
      <style:text-properties fo:color="#0000ff" fo:language="en" fo:country="U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color="#0000ff"/>
    </style:style>
    <style:style style:name="T7" style:family="text">
      <style:text-properties fo:color="#0000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color="#f47a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color="#ff00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11" style:family="text">
      <style:text-properties fo:color="#660066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12" style:family="text">
      <style:text-properties fo:color="#0000ff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13" style:family="text">
      <style:text-properties fo:color="#ff0000" fo:font-family="Arial" style:font-family-generic="swiss" style:font-pitch="variable" fo:font-weight="bold" style:font-weight-asian="bold" style:font-weight-complex="bold"/>
    </style:style>
    <style:style style:name="T14" style:family="text">
      <style:text-properties fo:color="#ffcc66" fo:font-family="Arial" style:font-family-generic="swiss" style:font-pitch="variable" fo:font-weight="bold" style:font-weight-asian="bold" style:font-weight-complex="bold"/>
    </style:style>
    <style:style style:name="T15" style:family="text">
      <style:text-properties fo:color="#00cc00"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color="#cc0099" fo:font-family="Arial" style:font-family-generic="swiss" style:font-pitch="variable" fo:font-weight="bold" style:font-weight-asian="bold" style:font-weight-complex="bold"/>
    </style:style>
    <style:style style:name="T17" style:family="text">
      <style:text-properties fo:color="#0000ff" fo:font-family="Arial" style:font-family-generic="swiss" style:font-pitch="variable" fo:font-weight="bold" style:font-weight-asian="bold" style:font-weight-complex="bold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22" style:family="text">
      <style:text-properties fo:color="#000066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color="#000066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family="Arial" style:font-family-generic="swiss" style:font-pitch="variable" fo:font-size="18pt" style:font-size-asian="18pt" style:font-size-complex="18pt"/>
    </style:style>
    <style:style style:name="T25" style:family="text">
      <style:text-properties fo:font-family="'Courier New'" style:font-family-generic="modern" style:font-pitch="fixed" fo:font-size="96pt" style:font-size-asian="96pt" style:font-size-complex="96pt"/>
    </style:style>
    <style:style style:name="T26" style:family="text">
      <style:text-properties fo:font-family="Arial" style:font-family-generic="swiss" style:font-pitch="variable"/>
    </style:style>
    <style:style style:name="T27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31" style:family="text">
      <style:text-properties fo:color="#a50021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2" style:family="text">
      <style:text-properties fo:color="#000000" fo:font-family="'Courier New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33" style:family="text">
      <style:text-properties fo:color="#ffffff" fo:font-weight="bold" style:font-weight-asian="bold" style:font-weight-complex="bold"/>
    </style:style>
    <style:style style:name="T34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35" style:family="text">
      <style:text-properties fo:color="#ff0000" fo:font-family="'Courier New'" style:font-family-generic="modern" style:font-pitch="fixed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000000" fo:language="en" fo:country="US" fo:font-weight="bold" style:font-weight-asian="bold" style:font-weight-complex="bold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fo:color="#ff0000"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40" style:family="text">
      <style:text-properties fo:color="#f47a0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621cm"/>
        <style:text-properties fo:font-family="'Courier New'" style:font-family-generic="modern" style:font-pitch="fixed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'Courier New'" style:font-family-generic="modern" style:font-pitch="fixed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ff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Inner Workings of Malloc and Free" draw:style-name="dp1" draw:master-page-name="Başlık1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Inner Workings of Malloc and Free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Professor Jennifer Rexford</text:span></text:p>
                <text:p text:style-name="P3"><text:span text:style-name="T2">COS 217</text:span></text:p>
                <text:p text:style-name="P4"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Goals of the Next Two Lectur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Goals of the Next Two Lecture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6"><text:span text:style-name="T4">Understanding how the heap is managed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Malloc: allocate memory</text:span></text:p>
                  </text:list-item>
                  <text:list-item>
                    <text:p text:style-name="P7"><text:span text:style-name="T5">Free: deallocate memor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Today: K&amp;R implementation (Section 8.7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Maintaining a circular list of free blocks</text:span></text:p>
                  </text:list-item>
                  <text:list-item>
                    <text:p text:style-name="P7"><text:span text:style-name="T5">Finding the first free block that is large enough</text:span></text:p>
                  </text:list-item>
                  <text:list-item>
                    <text:p text:style-name="P7"><text:span text:style-name="T5">(Relevant pages of K&amp;R available on Blackboard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Next time: optimizing malloc and fre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Best fit (or good fit), rather than first fit</text:span></text:p>
                  </text:list-item>
                  <text:list-item>
                    <text:p text:style-name="P7"><text:span text:style-name="T5">Separate free lists based on block siz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Programming outside confines of the type syste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Reliance on error-prone pointer arithmetic and c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: Heap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Memory Layout: <text:span text:style-name="T6">Heap</text:span></text:p>
              </text:list-header>
            </text:list>
          </draw:text-box>
        </draw:frame>
        <draw:custom-shape draw:style-name="gr1" draw:text-style-name="P2" draw:layer="layout" svg:width="14.393cm" svg:height="12.065cm" svg:x="1.905cm" svg:y="4.022cm">
          <text:list text:style-name="L5">
            <text:list-header>
              <text:p text:style-name="P8"><text:span text:style-name="T7">char* </text:span><text:span text:style-name="T8">string</text:span><text:span text:style-name="T7"> = </text:span><text:span text:style-name="T9">“hello”</text:span><text:span text:style-name="T7">;</text:span></text:p>
              <text:p text:style-name="P8"><text:span text:style-name="T7">int </text:span><text:span text:style-name="T10">iSize</text:span><text:span text:style-name="T7">;</text:span></text:p>
              <text:p text:style-name="P8"><text:span text:style-name="T7"/></text:p>
              <text:p text:style-name="P8"><text:span text:style-name="T7">char* f(void)</text:span></text:p>
              <text:p text:style-name="P8"><text:span text:style-name="T7">{</text:span></text:p>
              <text:p text:style-name="P8"><text:span text:style-name="T7"><text:s text:c="4"/></text:span><text:span text:style-name="T7">char* </text:span><text:span text:style-name="T11">p</text:span><text:span text:style-name="T7">;</text:span></text:p>
              <text:p text:style-name="P8"><text:span text:style-name="T7"><text:s text:c="4"/></text:span><text:span text:style-name="T7">iSize = 8;</text:span></text:p>
              <text:p text:style-name="P8"><text:span text:style-name="T7"><text:s text:c="4"/></text:span><text:span text:style-name="T7">p = </text:span><text:span text:style-name="T12">malloc(iSize)</text:span><text:span text:style-name="T7">;</text:span></text:p>
              <text:p text:style-name="P8"><text:span text:style-name="T7"><text:s text:c="4"/></text:span><text:span text:style-name="T7">return p;</text:span></text:p>
              <text:p text:style-name="P8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2.238cm" svg:height="1.277cm" svg:x="20.288cm" svg:y="6.822cm">
          <text:list text:style-name="L6">
            <text:list-header>
              <text:p text:style-name="P10"><text:span text:style-name="T1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5cm" svg:height="1.277cm" svg:x="20.237cm" svg:y="8.092cm">
          <text:list text:style-name="L7">
            <text:list-header>
              <text:p text:style-name="P10"><text:span text:style-name="T1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238cm" svg:height="1.277cm" svg:x="20.292cm" svg:y="9.322cm">
          <text:list text:style-name="L8">
            <text:list-header>
              <text:p text:style-name="P10"><text:span text:style-name="T15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758cm" svg:height="1.277cm" svg:x="20.025cm" svg:y="16.347cm">
          <text:list text:style-name="L9">
            <text:list-header>
              <text:p text:style-name="P10"><text:span text:style-name="T16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68cm" svg:height="1.277cm" svg:x="20.125cm" svg:y="10.844cm">
          <text:list text:style-name="L10">
            <text:list-header>
              <text:p text:style-name="P10"><text:span text:style-name="T17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7" draw:text-style-name="P2" draw:layer="layout" svg:width="13.759cm" svg:height="2.293cm" svg:x="2.328cm" svg:y="16.298cm">
          <text:list text:style-name="L11">
            <text:list-header>
              <text:p text:style-name="P1"><text:span text:style-name="T18">Needed when required memory size is not known until the program ru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ing Malloc and Fre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<text:span text:style-name="T19">Using Malloc and Free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Typ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void*</text:span><text:span text:style-name="T5">: generic pointer to any type (can be converted to other pointer types)</text:span></text:p>
                  </text:list-item>
                  <text:list-item>
                    <text:p text:style-name="P12"><text:span text:style-name="T20">size_t</text:span><text:span text:style-name="T5">: unsigned integer type returned by </text:span><text:span text:style-name="T20">sizeof()</text:span></text:p>
                  </text:list-item>
                </text:list>
              </text:list-item>
            </text:list>
            <text:list text:style-name="L12">
              <text:list-item>
                <text:p text:style-name="P13"><text:span text:style-name="T21">void *malloc(size_t size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Returns a pointer to space of size </text:span><text:span text:style-name="T20">size</text:span></text:p>
                  </text:list-item>
                  <text:list-item>
                    <text:p text:style-name="P14"><text:span text:style-name="T5">… </text:span><text:span text:style-name="T5">or </text:span><text:span text:style-name="T20">NULL</text:span><text:span text:style-name="T5"> if the request cannot be satisfied</text:span></text:p>
                  </text:list-item>
                  <text:list-item>
                    <text:p text:style-name="P14"><text:span text:style-name="T5">E.g., </text:span><text:span text:style-name="T20">int* x = (int *) malloc(sizeof(int));</text:span></text:p>
                  </text:list-item>
                </text:list>
              </text:list-item>
            </text:list>
            <text:list text:style-name="L12">
              <text:list-item>
                <text:p text:style-name="P13"><text:span text:style-name="T21">void free(void *p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Deallocate the space pointed to by the pointer</text:span><text:span text:style-name="T20"> p</text:span></text:p>
                  </text:list-item>
                  <text:list-item>
                    <text:p text:style-name="P14"><text:span text:style-name="T5">Pointer </text:span><text:span text:style-name="T20">p</text:span><text:span text:style-name="T5"> must be pointer to space previously allocated</text:span></text:p>
                  </text:list-item>
                  <text:list-item>
                    <text:p text:style-name="P14"><text:span text:style-name="T5">Do nothing if </text:span><text:span text:style-name="T20">p</text:span><text:span text:style-name="T5"> is </text:span><text:span text:style-name="T20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eap: Dynamic Memory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custom-shape draw:style-name="gr12" draw:text-style-name="P2" draw:layer="layout" svg:width="0.635cm" svg:height="0.635cm" svg:x="1.905cm" svg:y="8.4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g>
          <draw:custom-shape draw:style-name="gr10" draw:text-style-name="P2" draw:layer="layout" svg:width="2.328cm" svg:height="0.423cm" svg:x="15.452cm" svg:y="9.7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9.141cm">
            <text:list text:style-name="L14">
              <text:list-header>
                <text:p text:style-name="P10"><text:span text:style-name="T24">p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9.737cm" svg:x2="15.24cm" svg:y2="9.737cm">
            <text:p/>
          </draw:line>
        </draw:g>
        <draw:custom-shape draw:style-name="gr12" draw:text-style-name="P2" draw:layer="layout" svg:width="0.635cm" svg:height="0.635cm" svg:x="1.905cm" svg:y="9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g>
          <draw:custom-shape draw:style-name="gr10" draw:text-style-name="P2" draw:layer="layout" svg:width="2.328cm" svg:height="0.423cm" svg:x="15.452cm" svg:y="9.7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9.141cm">
            <text:list text:style-name="L14">
              <text:list-header>
                <text:p text:style-name="P10"><text:span text:style-name="T24">p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9.737cm" svg:x2="15.24cm" svg:y2="9.737cm">
            <text:p/>
          </draw:line>
        </draw:g>
        <draw:g>
          <draw:custom-shape draw:style-name="gr10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9.737cm">
            <text:list text:style-name="L14">
              <text:list-header>
                <text:p text:style-name="P10"><text:span text:style-name="T24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10.16cm" svg:x2="15.24cm" svg:y2="10.16cm">
            <text:p/>
          </draw:line>
        </draw:g>
        <draw:custom-shape draw:style-name="gr12" draw:text-style-name="P2" draw:layer="layout" svg:width="0.635cm" svg:height="0.635cm" svg:x="1.905cm" svg:y="9.9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custom-shape draw:style-name="gr4" draw:text-style-name="P2" draw:layer="layout" svg:width="1.205cm" svg:height="1.023cm" svg:x="13.341cm" svg:y="9.141cm">
          <text:list text:style-name="L14">
            <text:list-header>
              <text:p text:style-name="P10"><text:span text:style-name="T24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9.737cm" svg:x2="15.24cm" svg:y2="9.737cm">
          <text:p/>
        </draw:line>
        <draw:g>
          <draw:custom-shape draw:style-name="gr10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9.737cm">
            <text:list text:style-name="L14">
              <text:list-header>
                <text:p text:style-name="P10"><text:span text:style-name="T24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10.16cm" svg:x2="15.24cm" svg:y2="10.16cm">
            <text:p/>
          </draw:line>
        </draw:g>
        <draw:custom-shape draw:style-name="gr12" draw:text-style-name="P2" draw:layer="layout" svg:width="0.635cm" svg:height="0.635cm" svg:x="1.905cm" svg:y="10.5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custom-shape draw:style-name="gr4" draw:text-style-name="P2" draw:layer="layout" svg:width="1.205cm" svg:height="1.023cm" svg:x="13.341cm" svg:y="9.141cm">
          <text:list text:style-name="L14">
            <text:list-header>
              <text:p text:style-name="P10"><text:span text:style-name="T24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9.737cm" svg:x2="15.24cm" svg:y2="9.737cm">
          <text:p/>
        </draw:line>
        <draw:g>
          <draw:custom-shape draw:style-name="gr10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9.737cm">
            <text:list text:style-name="L14">
              <text:list-header>
                <text:p text:style-name="P10"><text:span text:style-name="T24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10.16cm" svg:x2="15.24cm" svg:y2="10.16cm">
            <text:p/>
          </draw:line>
        </draw:g>
        <draw:custom-shape draw:style-name="gr12" draw:text-style-name="P2" draw:layer="layout" svg:width="0.635cm" svg:height="0.635cm" svg:x="1.90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0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11.258cm">
            <text:list text:style-name="L14">
              <text:list-header>
                <text:p text:style-name="P10"><text:span text:style-name="T24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11.853cm" svg:x2="15.24cm" svg:y2="11.853cm">
            <text:p/>
          </draw:line>
        </draw:g>
        <presentation:notes draw:style-name="dp2">
          <draw:page-thumbnail draw:layer="layout" svg:width="13.428cm" svg:height="10.072cm" svg:x="3.545cm" svg:y="1.967cm" draw:page-number="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custom-shape draw:style-name="gr4" draw:text-style-name="P2" draw:layer="layout" svg:width="1.205cm" svg:height="1.023cm" svg:x="13.341cm" svg:y="9.141cm">
          <text:list text:style-name="L14">
            <text:list-header>
              <text:p text:style-name="P10"><text:span text:style-name="T24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9.737cm" svg:x2="15.24cm" svg:y2="9.737cm">
          <text:p/>
        </draw:line>
        <draw:custom-shape draw:style-name="gr4" draw:text-style-name="P2" draw:layer="layout" svg:width="1.205cm" svg:height="1.023cm" svg:x="13.341cm" svg:y="9.737cm">
          <text:list text:style-name="L14">
            <text:list-header>
              <text:p text:style-name="P10"><text:span text:style-name="T24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10.16cm" svg:x2="15.24cm" svg:y2="10.16cm">
          <text:p/>
        </draw:line>
        <draw:custom-shape draw:style-name="gr12" draw:text-style-name="P2" draw:layer="layout" svg:width="0.635cm" svg:height="0.635cm" svg:x="1.905cm" svg:y="12.2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0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11.258cm">
            <text:list text:style-name="L14">
              <text:list-header>
                <text:p text:style-name="P10"><text:span text:style-name="T24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11.853cm" svg:x2="15.24cm" svg:y2="11.853cm">
            <text:p/>
          </draw:line>
        </draw:g>
        <presentation:notes draw:style-name="dp2">
          <draw:page-thumbnail draw:layer="layout" svg:width="13.428cm" svg:height="10.072cm" svg:x="3.545cm" svg:y="1.967cm" draw:page-number="1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custom-shape draw:style-name="gr4" draw:text-style-name="P2" draw:layer="layout" svg:width="2.263cm" svg:height="1.023cm" svg:x="12.256cm" svg:y="9.141cm">
          <text:list text:style-name="L14">
            <text:list-header>
              <text:p text:style-name="P10"><text:span text:style-name="T24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9.737cm" svg:x2="15.24cm" svg:y2="9.737cm">
          <text:p/>
        </draw:line>
        <draw:custom-shape draw:style-name="gr4" draw:text-style-name="P2" draw:layer="layout" svg:width="1.205cm" svg:height="1.023cm" svg:x="13.341cm" svg:y="9.737cm">
          <text:list text:style-name="L14">
            <text:list-header>
              <text:p text:style-name="P10"><text:span text:style-name="T24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10.16cm" svg:x2="15.24cm" svg:y2="10.16cm">
          <text:p/>
        </draw:line>
        <draw:custom-shape draw:style-name="gr12" draw:text-style-name="P2" draw:layer="layout" svg:width="0.635cm" svg:height="0.635cm" svg:x="1.905cm" svg:y="12.9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0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11.258cm">
            <text:list text:style-name="L14">
              <text:list-header>
                <text:p text:style-name="P10"><text:span text:style-name="T24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11.853cm" svg:x2="15.24cm" svg:y2="11.853cm">
            <text:p/>
          </draw:line>
        </draw:g>
        <draw:custom-shape draw:style-name="gr10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custom-shape draw:style-name="gr4" draw:text-style-name="P2" draw:layer="layout" svg:width="2.263cm" svg:height="1.023cm" svg:x="12.256cm" svg:y="9.141cm">
          <text:list text:style-name="L14">
            <text:list-header>
              <text:p text:style-name="P10"><text:span text:style-name="T24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9.737cm" svg:x2="15.24cm" svg:y2="9.737cm">
          <text:p/>
        </draw:line>
        <draw:custom-shape draw:style-name="gr4" draw:text-style-name="P2" draw:layer="layout" svg:width="1.205cm" svg:height="1.023cm" svg:x="13.341cm" svg:y="9.737cm">
          <text:list text:style-name="L14">
            <text:list-header>
              <text:p text:style-name="P10"><text:span text:style-name="T24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10.16cm" svg:x2="15.24cm" svg:y2="10.16cm">
          <text:p/>
        </draw:line>
        <draw:custom-shape draw:style-name="gr12" draw:text-style-name="P2" draw:layer="layout" svg:width="0.635cm" svg:height="0.635cm" svg:x="1.905cm" svg:y="13.7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0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205cm" svg:height="1.023cm" svg:x="13.341cm" svg:y="11.258cm">
            <text:list text:style-name="L14">
              <text:list-header>
                <text:p text:style-name="P10"><text:span text:style-name="T24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" draw:text-style-name="P9" draw:layer="layout" svg:x1="14.393cm" svg:y1="11.853cm" svg:x2="15.24cm" svg:y2="11.853cm">
            <text:p/>
          </draw:line>
        </draw:g>
        <draw:custom-shape draw:style-name="gr10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custom-shape draw:style-name="gr4" draw:text-style-name="P2" draw:layer="layout" svg:width="2.263cm" svg:height="1.023cm" svg:x="12.256cm" svg:y="9.141cm">
          <text:list text:style-name="L14">
            <text:list-header>
              <text:p text:style-name="P10"><text:span text:style-name="T24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9.737cm" svg:x2="15.24cm" svg:y2="9.737cm">
          <text:p/>
        </draw:line>
        <draw:custom-shape draw:style-name="gr4" draw:text-style-name="P2" draw:layer="layout" svg:width="1.205cm" svg:height="1.023cm" svg:x="13.341cm" svg:y="9.737cm">
          <text:list text:style-name="L14">
            <text:list-header>
              <text:p text:style-name="P10"><text:span text:style-name="T24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10.16cm" svg:x2="15.24cm" svg:y2="10.16cm">
          <text:p/>
        </draw:line>
        <draw:custom-shape draw:style-name="gr12" draw:text-style-name="P2" draw:layer="layout" svg:width="0.635cm" svg:height="0.635cm" svg:x="1.905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05cm" svg:height="1.023cm" svg:x="13.341cm" svg:y="11.258cm">
          <text:list text:style-name="L14">
            <text:list-header>
              <text:p text:style-name="P10"><text:span text:style-name="T24">p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11.853cm" svg:x2="15.24cm" svg:y2="11.853cm">
          <text:p/>
        </draw:line>
        <draw:custom-shape draw:style-name="gr10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custom-shape draw:style-name="gr8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19"><text:s text:c="3"/></text:span><text:span text:style-name="T22">#include &lt;stdlib.h&gt;</text:span><text:span text:style-name="T22"><text:line-break/></text:span><text:span text:style-name="T22">void *malloc(size_t size);</text:span><text:span text:style-name="T22"><text:line-break/></text:span><text:span text:style-name="T22">void free(void *ptr);</text:span></text:p>
              </text:list-header>
            </text:list>
          </draw:text-box>
        </draw:frame>
        <draw:custom-shape draw:style-name="gr2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3cm" svg:height="1.023cm" svg:x="18.419cm" svg:y="6.39cm">
          <text:list text:style-name="L13">
            <text:list-header>
              <text:p text:style-name="P16"><text:span text:style-name="T2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12cm" svg:height="1.023cm" svg:x="14.962cm" svg:y="17.568cm">
          <text:list text:style-name="L13">
            <text:list-header>
              <text:p text:style-name="P16"><text:span text:style-name="T2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9" draw:layer="layout" svg:x1="19.262cm" svg:y1="16.298cm" svg:x2="24.13cm" svg:y2="16.298cm">
          <text:p/>
        </draw:line>
        <draw:line draw:style-name="gr3" draw:text-style-name="P9" draw:layer="layout" svg:x1="19.262cm" svg:y1="12.7cm" svg:x2="24.13cm" svg:y2="12.7cm">
          <text:p/>
        </draw:line>
        <draw:line draw:style-name="gr3" draw:text-style-name="P9" draw:layer="layout" svg:x1="19.262cm" svg:y1="9.313cm" svg:x2="24.13cm" svg:y2="9.313cm">
          <text:p/>
        </draw:line>
        <draw:line draw:style-name="gr3" draw:text-style-name="P9" draw:layer="layout" svg:x1="19.262cm" svg:y1="8.255cm" svg:x2="24.13cm" svg:y2="8.255cm">
          <text:p/>
        </draw:line>
        <draw:line draw:style-name="gr3" draw:text-style-name="P9" draw:layer="layout" svg:x1="19.262cm" svg:y1="10.583cm" svg:x2="24.13cm" svg:y2="10.583cm">
          <text:p/>
        </draw:line>
        <draw:custom-shape draw:style-name="gr4" draw:text-style-name="P2" draw:layer="layout" svg:width="1.738cm" svg:height="1.023cm" svg:x="20.536cm" svg:y="7.025cm">
          <text:list text:style-name="L14">
            <text:list-header>
              <text:p text:style-name="P10"><text:span text:style-name="T2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84cm" svg:height="1.023cm" svg:x="20.485cm" svg:y="8.295cm">
          <text:list text:style-name="L14">
            <text:list-header>
              <text:p text:style-name="P10"><text:span text:style-name="T24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772cm" svg:height="1.023cm" svg:x="20.519cm" svg:y="9.525cm">
          <text:list text:style-name="L14">
            <text:list-header>
              <text:p text:style-name="P10"><text:span text:style-name="T24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9cm" svg:height="1.023cm" svg:x="20.359cm" svg:y="16.55cm">
          <text:list text:style-name="L14">
            <text:list-header>
              <text:p text:style-name="P10"><text:span text:style-name="T24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1.59cm" svg:y1="12.7cm" svg:x2="21.59cm" svg:y2="13.547cm">
          <text:p/>
        </draw:line>
        <draw:line draw:style-name="gr6" draw:text-style-name="P9" draw:layer="layout" svg:x1="21.59cm" svg:y1="15.452cm" svg:x2="21.59cm" svg:y2="16.298cm">
          <text:p/>
        </draw:line>
        <draw:custom-shape draw:style-name="gr9" draw:text-style-name="P2" draw:layer="layout" svg:width="1.018cm" svg:height="4.325cm" svg:x="17.992cm" svg:y="9.313cm">
          <text:list text:style-name="L5">
            <text:list-header>
              <text:p text:style-name="P10"><text:span text:style-name="T2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21cm" svg:height="1.277cm" svg:x="15.247cm" svg:y="7.197cm">
          <text:list text:style-name="L14">
            <text:list-header>
              <text:p text:style-name="P10"><text:span text:style-name="T26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013cm" svg:height="1.023cm" svg:x="20.398cm" svg:y="11.046cm">
          <text:list text:style-name="L14">
            <text:list-header>
              <text:p text:style-name="P10"><text:span text:style-name="T24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678cm" svg:height="7.881cm" svg:x="2.752cm" svg:y="8.255cm">
          <text:list text:style-name="L5">
            <text:list-header>
              <text:p text:style-name="P16"><text:span text:style-name="T27">char *p1 = malloc(3);</text:span></text:p>
              <text:p text:style-name="P16"><text:span text:style-name="T27">char *p2 = malloc(1);</text:span></text:p>
              <text:p text:style-name="P16"><text:span text:style-name="T27">char *p3 = malloc(4);</text:span></text:p>
              <text:p text:style-name="P16"><text:span text:style-name="T27">free(p2);</text:span></text:p>
              <text:p text:style-name="P16"><text:span text:style-name="T27">char *p4 = malloc(6);</text:span></text:p>
              <text:p text:style-name="P16"><text:span text:style-name="T27">free(p3);</text:span></text:p>
              <text:p text:style-name="P16"><text:span text:style-name="T27">char *p5 = malloc(2);</text:span></text:p>
              <text:p text:style-name="P16"><text:span text:style-name="T27">free(p1);</text:span></text:p>
              <text:p text:style-name="P16"><text:span text:style-name="T27">free(p4);</text:span></text:p>
              <text:p text:style-name="P16"><text:span text:style-name="T27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05cm" svg:height="1.023cm" svg:x="13.341cm" svg:y="7.871cm">
          <text:list text:style-name="L14">
            <text:list-header>
              <text:p text:style-name="P10"><text:span text:style-name="T24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8.467cm" svg:x2="15.24cm" svg:y2="8.467cm">
          <text:p/>
        </draw:line>
        <draw:custom-shape draw:style-name="gr4" draw:text-style-name="P2" draw:layer="layout" svg:width="2.263cm" svg:height="1.023cm" svg:x="12.256cm" svg:y="9.141cm">
          <text:list text:style-name="L14">
            <text:list-header>
              <text:p text:style-name="P10"><text:span text:style-name="T24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9.737cm" svg:x2="15.24cm" svg:y2="9.737cm">
          <text:p/>
        </draw:line>
        <draw:custom-shape draw:style-name="gr4" draw:text-style-name="P2" draw:layer="layout" svg:width="1.205cm" svg:height="1.023cm" svg:x="13.341cm" svg:y="9.737cm">
          <text:list text:style-name="L14">
            <text:list-header>
              <text:p text:style-name="P10"><text:span text:style-name="T24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10.16cm" svg:x2="15.24cm" svg:y2="10.16cm">
          <text:p/>
        </draw:line>
        <draw:custom-shape draw:style-name="gr12" draw:text-style-name="P2" draw:layer="layout" svg:width="0.635cm" svg:height="0.635cm" svg:x="1.905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05cm" svg:height="1.023cm" svg:x="13.341cm" svg:y="11.258cm">
          <text:list text:style-name="L14">
            <text:list-header>
              <text:p text:style-name="P10"><text:span text:style-name="T24">p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4.393cm" svg:y1="11.853cm" svg:x2="15.24cm" svg:y2="11.853cm">
          <text:p/>
        </draw:line>
        <presentation:notes draw:style-name="dp2">
          <draw:page-thumbnail draw:layer="layout" svg:width="13.428cm" svg:height="10.072cm" svg:x="3.545cm" svg:y="1.967cm" draw:page-number="1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hallenges for Malloc and Fre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<text:span text:style-name="T19">Challenges for Malloc and Free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Handling arbitrary request sequenc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Memory may be allocated and freed in different ord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Making immediate responses to reques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Cannot reorder/buffer requests to improve performanc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Using only the heap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Data structures used by malloc/free stored on the heap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Aligning blocks (e.g., on 8-byte boundary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Blocks must be able to hold any type of data objec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Not modifying allocated block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Can only manipulate or change free blocks</text:span></text:p>
                  </text:list-item>
                  <text:list-item>
                    <text:p text:style-name="P14"><text:span text:style-name="T5">Cannot modify other blocks after they are alloc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K&amp;R Implementation (Section 8.7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K&amp;R Implementation (Section 8.7)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Free list data structur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Free block with header (pointer and size) and user data</text:span></text:p>
                  </text:list-item>
                  <text:list-item>
                    <text:p text:style-name="P14"><text:span text:style-name="T5">Aligning the header with the largest data type</text:span></text:p>
                  </text:list-item>
                  <text:list-item>
                    <text:p text:style-name="P14"><text:span text:style-name="T5">Circular linked list of free block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Malloc functio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Allocating memory in multiples of header size</text:span></text:p>
                  </text:list-item>
                  <text:list-item>
                    <text:p text:style-name="P14"><text:span text:style-name="T5">Finding the first element in free list that is large enough</text:span></text:p>
                  </text:list-item>
                  <text:list-item>
                    <text:p text:style-name="P14"><text:span text:style-name="T5">Allocating more memory from the OS, if needed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Free functio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Putting a block back in the free list</text:span></text:p>
                  </text:list-item>
                  <text:list-item>
                    <text:p text:style-name="P14"><text:span text:style-name="T5">Coalescing with adjacent blocks, if 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 Block: Pointer, Size, Data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Free Block: Pointer, Size, Data</text:p>
              </text:list-header>
            </text:list>
          </draw:text-box>
        </draw:frame>
        <draw:frame presentation:style-name="pr7" draw:text-style-name="P2" draw:layer="layout" svg:width="23.495cm" svg:height="5.08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28">Free block in memory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Pointer to the next free block</text:span></text:p>
                  </text:list-item>
                  <text:list-item>
                    <text:p text:style-name="P14"><text:span text:style-name="T2">Size of the free block</text:span></text:p>
                  </text:list-item>
                  <text:list-item>
                    <text:p text:style-name="P14"><text:span text:style-name="T2">Free space (that can be allocated to user)</text:span></text:p>
                    <text:p text:style-name="P14"><text:span text:style-name="T2"/></text:p>
                  </text:list-item>
                </text:list>
              </text:list-item>
            </text:list>
          </draw:text-box>
        </draw:frame>
        <draw:custom-shape draw:style-name="gr13" draw:text-style-name="P2" draw:layer="layout" svg:width="17.992cm" svg:height="4.445cm" svg:x="5.08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16cm" svg:height="4.445cm" svg:x="3.387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81cm" svg:height="4.445cm" svg:x="5.292cm" svg:y="11.43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9.102cm" svg:y1="9.737cm" svg:x2="9.102cm" svg:y2="11.218cm">
          <text:p/>
        </draw:line>
        <draw:custom-shape draw:style-name="gr15" draw:text-style-name="P2" draw:layer="layout" svg:width="11.082cm" svg:height="1.277cm" svg:x="8.584cm" svg:y="8.467cm">
          <text:list text:style-name="L15">
            <text:list-header>
              <text:p text:style-name="P5"><text:span text:style-name="T29">p </text:span>(address returned to the user)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3.868cm" svg:height="1.277cm" svg:x="14.397cm" svg:y="12.912cm">
          <text:list text:style-name="L15">
            <text:list-header>
              <text:p text:style-name="P5"><text:span text:style-name="T29">user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814cm" svg:height="1.277cm" svg:x="6.146cm" svg:y="13.123cm">
          <text:list text:style-name="L15">
            <text:list-header>
              <text:p text:style-name="P5"><text:span text:style-name="T29">si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.857cm" svg:height="2.716cm" svg:x="4.128cm" svg:y="14.429cm">
          <text:p/>
          <draw:enhanced-geometry svg:viewBox="0 0 648 656" draw:type="non-primitive" draw:enhanced-path="M 24 40  C 12 20 0 0 24 88  C 48 176 64 480 168 568  C 272 656 460 636 648 616  N"/>
        </draw:custom-shape>
        <presentation:notes draw:style-name="dp2">
          <draw:page-thumbnail draw:layer="layout" svg:width="13.428cm" svg:height="10.072cm" svg:x="3.545cm" svg:y="1.967cm" draw:page-number="1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 Block: Memory Alignmen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Free Block: Memory Alignment</text:p>
              </text:list-header>
            </text:list>
          </draw:text-box>
        </draw:frame>
        <draw:frame presentation:style-name="pr8" draw:text-style-name="P2" draw:layer="layout" svg:width="23.495cm" svg:height="10.16cm" svg:x="1.269cm" svg:y="3.387cm" presentation:class="outline" presentation:user-transformed="true">
          <draw:text-box>
            <text:list text:style-name="L3">
              <text:list-item>
                <text:p text:style-name="P17"><text:span text:style-name="T19">Define a structure </text:span><text:span text:style-name="T30">s</text:span><text:span text:style-name="T19"> for the header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9">Pointer to the next free block (</text:span><text:span text:style-name="T30">ptr</text:span><text:span text:style-name="T19">)</text:span></text:p>
                  </text:list-item>
                  <text:list-item>
                    <text:p text:style-name="P18"><text:span text:style-name="T19">Size of the block (</text:span><text:span text:style-name="T30">size</text:span><text:span text:style-name="T19">)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19">To simplify memory alignment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9">Make all memory blocks a multiple of the header size</text:span></text:p>
                  </text:list-item>
                  <text:list-item>
                    <text:p text:style-name="P18"><text:span text:style-name="T19">Ensure header is aligned with largest data type (e.g., </text:span><text:span text:style-name="T30">long</text:span><text:span text:style-name="T19">)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19">Union: C technique for forcing memory alignment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9">Variable that may hold objects of different types and sizes</text:span></text:p>
                  </text:list-item>
                  <text:list-item>
                    <text:p text:style-name="P18"><text:span text:style-name="T19">Made large enough to hold the largest data type, e.g.,</text:span></text:p>
                  </text:list-item>
                </text:list>
              </text:list-item>
            </text:list>
            <text:list text:style-name="L16">
              <text:list-item>
                <text:list>
                  <text:list-header>
                    <text:p text:style-name="P19"><text:span text:style-name="T19"/></text:p>
                  </text:list-header>
                </text:list>
              </text:list-item>
            </text:list>
            <text:list text:style-name="L1">
              <text:list-header>
                <text:p text:style-name="P20"><text:span text:style-name="T19"/></text:p>
                <text:p text:style-name="P20"><text:span text:style-name="T19"/></text:p>
              </text:list-header>
            </text:list>
          </draw:text-box>
        </draw:frame>
        <draw:custom-shape draw:style-name="gr17" draw:text-style-name="P2" draw:layer="layout" svg:width="14.816cm" svg:height="5.08cm" svg:x="6.562cm" svg:y="13.547cm">
          <text:list text:style-name="L17">
            <text:list-header>
              <text:p text:style-name="P21"><text:span text:style-name="T31">union Tag {</text:span></text:p>
              <text:p text:style-name="P21"><text:span text:style-name="T31"><text:s text:c="4"/></text:span><text:span text:style-name="T31">int ival;</text:span></text:p>
              <text:p text:style-name="P21"><text:span text:style-name="T31"><text:s text:c="4"/></text:span><text:span text:style-name="T31">float fval;</text:span></text:p>
              <text:p text:style-name="P21"><text:span text:style-name="T31"><text:s text:c="4"/></text:span><text:span text:style-name="T31">char *sval;</text:span></text:p>
              <text:p text:style-name="P21"><text:span text:style-name="T31">} u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Free Block: Memory Alignment</text:p>
              </text:list-header>
            </text:list>
          </draw:text-box>
        </draw:frame>
        <draw:custom-shape draw:style-name="gr17" draw:text-style-name="P2" draw:layer="layout" svg:width="22.437cm" svg:height="13.759cm" svg:x="1.693cm" svg:y="4.233cm">
          <text:list text:style-name="L17">
            <text:list-header>
              <text:p text:style-name="P8"><text:span text:style-name="T31">/* align to long boundary */</text:span></text:p>
            </text:list-header>
          </text:list>
          <text:list text:style-name="L5">
            <text:list-header>
              <text:p text:style-name="P8"><text:span text:style-name="T7">typedef long Align; </text:span></text:p>
              <text:p text:style-name="P8"><text:span text:style-name="T7"/></text:p>
              <text:p text:style-name="P8"><text:span text:style-name="T7">union header { </text:span><text:span text:style-name="T31">/* block header */</text:span></text:p>
              <text:p text:style-name="P8"><text:span text:style-name="T7"><text:s text:c="3"/></text:span><text:span text:style-name="T7">struct {</text:span></text:p>
              <text:p text:style-name="P8"><text:span text:style-name="T7"><text:s text:c="6"/></text:span><text:span text:style-name="T7">union header *ptr; </text:span></text:p>
              <text:p text:style-name="P8"><text:span text:style-name="T7"><text:s text:c="6"/></text:span><text:span text:style-name="T7">unsigned size;</text:span></text:p>
              <text:p text:style-name="P8"><text:span text:style-name="T7"><text:s text:c="3"/></text:span><text:span text:style-name="T7">} s;</text:span></text:p>
              <text:p text:style-name="P8"><text:span text:style-name="T7"><text:s text:c="3"/></text:span><text:span text:style-name="T7">Align x; <text:s text:c="3"/></text:span><text:span text:style-name="T31">/* Force alignment */</text:span></text:p>
              <text:p text:style-name="P8"><text:span text:style-name="T7">}</text:span></text:p>
              <text:p text:style-name="P8"><text:span text:style-name="T7">typedef union header Header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llocate Memory in Units" draw:style-name="dp1" draw:master-page-name="Varsayılan" presentation:presentation-page-layout-name="AL2T1">
        <draw:custom-shape draw:style-name="gr18" draw:text-style-name="P2" draw:layer="layout" svg:width="1.481cm" svg:height="1.693cm" svg:x="14.182cm" svg:y="16.08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Allocate Memory in Unit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Keep memory aligned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Requested size is rounded up to multiple of header siz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Rounding up when asked for nbyt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Header has size </text:span><text:span text:style-name="T20">sizeof(Header)</text:span></text:p>
                  </text:list-item>
                  <text:list-item>
                    <text:p text:style-name="P18"><text:span text:style-name="T5">Round:</text:span><text:span text:style-name="T30">(nbytes + sizeof(Header) – 1)/sizeof(Header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xample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Suppose nbytes is 37</text:span></text:p>
                  </text:list-item>
                  <text:list-item>
                    <text:p text:style-name="P14"><text:span text:style-name="T5">And sizeof(header) is 16 bytes</text:span></text:p>
                  </text:list-item>
                  <text:list-item>
                    <text:p text:style-name="P14"><text:span text:style-name="T5">Then (37 + 16 – 1)/16 is 52/16 which rounds down to 3</text:span></text:p>
                  </text:list-item>
                </text:list>
              </text:list-item>
            </text:list>
          </draw:text-box>
        </draw:frame>
        <draw:custom-shape draw:style-name="gr19" draw:text-style-name="P2" draw:layer="layout" svg:width="3.175cm" svg:height="1.693cm" svg:x="7.832cm" svg:y="16.087cm">
          <text:list text:style-name="L15">
            <text:list-header>
              <text:p text:style-name="P1">16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175cm" svg:height="1.693cm" svg:x="11.007cm" svg:y="16.087cm">
          <text:list text:style-name="L15">
            <text:list-header>
              <text:p text:style-name="P1">16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175cm" svg:height="1.693cm" svg:x="14.182cm" svg:y="16.0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1.277cm" svg:x="14.398cm" svg:y="16.298cm">
          <text:list text:style-name="L15">
            <text:list-header>
              <text:p text:style-name="P5">5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Allocate Memory in Unit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28">Allocate space for the header, too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So, need to allocate one more unit of memory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23.283cm" svg:height="7.197cm" svg:x="1.27cm" svg:y="9.525cm">
          <text:list text:style-name="L5">
            <text:list-header>
              <text:p text:style-name="P8"><text:span text:style-name="T7">void *malloc(unsigned int nbytes) {</text:span></text:p>
              <text:p text:style-name="P8"><text:span text:style-name="T7"><text:s text:c="3"/></text:span><text:span text:style-name="T7">unsigned nunits;</text:span></text:p>
              <text:p text:style-name="P8"><text:span text:style-name="T7"><text:s/></text:span></text:p>
              <text:p text:style-name="P22"><text:span text:style-name="T7"><text:s text:c="3"/></text:span><text:span text:style-name="T7">nunits = (nbytes + sizeof(Header)</text:span></text:p>
              <text:p text:style-name="P8"><text:span text:style-name="T7"><text:s text:c="14"/>– </text:span><text:span text:style-name="T7">1)/sizeof(Header) + 1;</text:span></text:p>
              <text:p text:style-name="P23"><text:span text:style-name="T7"><text:s text:c="3"/></text:span><text:span text:style-name="T32">… </text:span><text:span text:style-name="T7"><text:s text:c="3"/></text:span></text:p>
              <text:p text:style-name="P24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 List: Circular Linked Lis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Free List: Circular Linked Lis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28">Free blocks, linked together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Example: circular linked lis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8">Keep list in order of increasing address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Makes it easier to coalesce adjacent free blocks</text:span></text:p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22.013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28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28cm" svg:height="4.445cm" svg:x="8.255cm" svg:y="13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4.445cm" svg:x="10.583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4cm" svg:height="4.445cm" svg:x="14.393cm" svg:y="1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79cm" svg:height="2.293cm" svg:x="2.122cm" svg:y="14.393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679cm" svg:height="2.293cm" svg:x="8.683cm" svg:y="14.393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679cm" svg:height="2.293cm" svg:x="15.038cm" svg:y="14.393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2.752cm" svg:y1="11.43cm" svg:x2="5.08cm" svg:y2="13.335cm">
          <text:p/>
        </draw:line>
        <draw:custom-shape draw:style-name="gr15" draw:text-style-name="P2" draw:layer="layout" svg:width="3.262cm" svg:height="1.277cm" svg:x="1.27cm" svg:y="10.16cm">
          <text:list text:style-name="L15">
            <text:list-header>
              <text:p text:style-name="P5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7.162cm" svg:height="1.975cm" svg:x="5.115cm" svg:y="11.642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16" draw:text-style-name="P2" draw:layer="layout" svg:width="10.16cm" svg:height="1.482cm" svg:x="12.7cm" svg:y="11.853cm">
          <text:p/>
          <draw:enhanced-geometry svg:viewBox="0 0 1536 336" draw:type="non-primitive" draw:enhanced-path="M 0 336  C 256 168 512 0 768 0  C 1024 0 1280 168 1536 336  N"/>
        </draw:custom-shape>
        <draw:custom-shape draw:style-name="gr16" draw:text-style-name="P2" draw:layer="layout" svg:width="17.991cm" svg:height="2.469cm" svg:x="5.292cm" svg:y="10.866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presentation:notes draw:style-name="dp2">
          <draw:page-thumbnail draw:layer="layout" svg:width="13.428cm" svg:height="10.072cm" svg:x="3.545cm" svg:y="1.967cm" draw:page-number="2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llocation Algorithm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Allocation Algorithm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Handling a request for memory (e.g., malloc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Find a free block that satisfies the request</text:span></text:p>
                  </text:list-item>
                  <text:list-item>
                    <text:p text:style-name="P14"><text:span text:style-name="T5">Must have a “size” that is big enough, or bigger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4">Which block to return?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First-fit algorithm</text:span></text:p>
                    <text:list>
                      <text:list-item>
                        <text:p text:style-name="P14"><text:span text:style-name="T5">Keep a linked list of free blocks</text:span></text:p>
                      </text:list-item>
                      <text:list-item>
                        <text:p text:style-name="P14"><text:span text:style-name="T5">Search for the </text:span><text:span text:style-name="T34">first</text:span><text:span text:style-name="T5"> one that is big enough</text:span></text:p>
                      </text:list-item>
                    </text:list>
                  </text:list-item>
                  <text:list-item>
                    <text:p text:style-name="P14"><text:span text:style-name="T5">Best-fit algorithm</text:span></text:p>
                    <text:list>
                      <text:list-item>
                        <text:p text:style-name="P14"><text:span text:style-name="T5">Keep a linked list of free blocks</text:span></text:p>
                      </text:list-item>
                      <text:list-item>
                        <text:p text:style-name="P14"><text:span text:style-name="T5">Search for the </text:span><text:span text:style-name="T34">smallest</text:span><text:span text:style-name="T5"> one that is big enough</text:span></text:p>
                      </text:list-item>
                      <text:list-item>
                        <text:p text:style-name="P14"><text:span text:style-name="T5">Helps avoid fragmenting the free mem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K&amp;R presents a simpler “first fit” algorithm</text:span></text:p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lloc: First-Fit Algorithm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<text:span text:style-name="T19">Malloc: First-Fit Algorithm</text:span></text:p>
              </text:list-header>
            </text:list>
          </draw:text-box>
        </draw:frame>
        <draw:frame presentation:style-name="pr9" draw:text-style-name="P2" draw:layer="layout" svg:width="23.495cm" svg:height="8.678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28">Start at the beginning of the list</text:span></text:p>
              </text:list-item>
              <text:list-item>
                <text:p text:style-name="P11"><text:span text:style-name="T28">Sequence through the lis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Keep a pointer to the previous elemen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8">Stop when reaching first block that is big enough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Patch up the list</text:span></text:p>
                  </text:list-item>
                  <text:list-item>
                    <text:p text:style-name="P14"><text:span text:style-name="T2">Return a block to the user</text:span></text:p>
                    <text:p text:style-name="P14"><text:span text:style-name="T2"/></text:p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2.54cm" svg:height="1.905cm" svg:x="2.117cm" svg:y="16.0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82cm" svg:height="1.905cm" svg:x="6.985cm" svg:y="16.0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387cm" svg:height="1.905cm" svg:x="9.948cm" svg:y="16.0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905cm" svg:x="14.817cm" svg:y="16.0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868cm" svg:height="1.905cm" svg:x="19.262cm" svg:y="16.087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4.657cm" svg:y1="16.933cm" svg:x2="6.985cm" svg:y2="16.933cm">
          <text:p/>
        </draw:line>
        <draw:line draw:style-name="gr14" draw:text-style-name="P9" draw:layer="layout" svg:x1="8.467cm" svg:y1="16.933cm" svg:x2="9.948cm" svg:y2="16.933cm">
          <text:p/>
        </draw:line>
        <draw:line draw:style-name="gr14" draw:text-style-name="P9" draw:layer="layout" svg:x1="13.335cm" svg:y1="16.933cm" svg:x2="14.817cm" svg:y2="16.933cm">
          <text:p/>
        </draw:line>
        <draw:line draw:style-name="gr14" draw:text-style-name="P9" draw:layer="layout" svg:x1="17.357cm" svg:y1="16.933cm" svg:x2="19.262cm" svg:y2="16.933cm">
          <text:p/>
        </draw:line>
        <draw:line draw:style-name="gr14" draw:text-style-name="P9" draw:layer="layout" svg:x1="1.693cm" svg:y1="15.028cm" svg:x2="2.752cm" svg:y2="16.087cm">
          <text:p/>
        </draw:line>
        <draw:line draw:style-name="gr14" draw:text-style-name="P9" draw:id="id2" draw:layer="layout" svg:x1="3.81cm" svg:y1="15.028cm" svg:x2="3.81cm" svg:y2="16.087cm">
          <text:p/>
        </draw:line>
        <draw:line draw:style-name="gr14" draw:text-style-name="P9" draw:id="id4" draw:layer="layout" svg:x1="7.62cm" svg:y1="15.028cm" svg:x2="7.62cm" svg:y2="16.087cm">
          <text:p/>
        </draw:line>
        <draw:custom-shape draw:style-name="gr15" draw:text-style-name="P2" draw:id="id1" draw:layer="layout" svg:width="0.925cm" svg:height="1.277cm" svg:x="3.392cm" svg:y="13.758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id="id3" draw:layer="layout" svg:width="0.925cm" svg:height="1.277cm" svg:x="7.202cm" svg:y="13.758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id="id5" draw:layer="layout" svg:width="2.009cm" svg:height="1.277cm" svg:x="2.966cm" svg:y="13.758cm">
          <text:list text:style-name="L15">
            <text:list-header>
              <text:p text:style-name="P5"><text:span text:style-name="T1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id="id7" draw:layer="layout" svg:x1="11.43cm" svg:y1="15.028cm" svg:x2="11.43cm" svg:y2="16.087cm">
          <text:p/>
        </draw:line>
        <draw:custom-shape draw:style-name="gr15" draw:text-style-name="P2" draw:id="id6" draw:layer="layout" svg:width="0.925cm" svg:height="1.277cm" svg:x="11.012cm" svg:y="13.758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id="id8" draw:layer="layout" svg:x1="7.62cm" svg:y1="15.028cm" svg:x2="7.62cm" svg:y2="16.087cm">
          <text:p/>
        </draw:line>
        <draw:custom-shape draw:style-name="gr15" draw:text-style-name="P2" draw:id="id9" draw:layer="layout" svg:width="2.009cm" svg:height="1.277cm" svg:x="6.776cm" svg:y="13.758cm">
          <text:list text:style-name="L15">
            <text:list-header>
              <text:p text:style-name="P5"><text:span text:style-name="T19">prev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2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2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irst Case: A Perfect Fi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First Case: A Perfect Fi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Suppose the first fit is a perfect fi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Remove the element from the list</text:span></text:p>
                  </text:list-item>
                  <text:list-item>
                    <text:p text:style-name="P14"><text:span text:style-name="T5">Link the previous element with the next element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12"><text:span text:style-name="T20">prev-&gt;s.ptr = p-&gt;s.pt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Return the current element to the user (skipping header)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12"><text:span text:style-name="T20">return (void *) (p+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2.54cm" svg:height="1.905cm" svg:x="2.117cm" svg:y="14.3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82cm" svg:height="1.905cm" svg:x="6.985cm" svg:y="14.3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387cm" svg:height="1.905cm" svg:x="9.948cm" svg:y="14.3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905cm" svg:x="14.817cm" svg:y="14.3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868cm" svg:height="1.905cm" svg:x="19.262cm" svg:y="14.393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4.657cm" svg:y1="15.24cm" svg:x2="6.985cm" svg:y2="15.24cm">
          <text:p/>
        </draw:line>
        <draw:line draw:style-name="gr14" draw:text-style-name="P9" draw:layer="layout" svg:x1="8.467cm" svg:y1="15.24cm" svg:x2="9.948cm" svg:y2="15.24cm">
          <text:p/>
        </draw:line>
        <draw:line draw:style-name="gr14" draw:text-style-name="P9" draw:layer="layout" svg:x1="13.335cm" svg:y1="15.24cm" svg:x2="14.817cm" svg:y2="15.24cm">
          <text:p/>
        </draw:line>
        <draw:line draw:style-name="gr14" draw:text-style-name="P9" draw:layer="layout" svg:x1="17.357cm" svg:y1="15.24cm" svg:x2="19.262cm" svg:y2="15.24cm">
          <text:p/>
        </draw:line>
        <draw:line draw:style-name="gr14" draw:text-style-name="P9" draw:layer="layout" svg:x1="1.693cm" svg:y1="13.335cm" svg:x2="2.752cm" svg:y2="14.393cm">
          <text:p/>
        </draw:line>
        <draw:line draw:style-name="gr14" draw:text-style-name="P9" draw:layer="layout" svg:x1="7.62cm" svg:y1="13.335cm" svg:x2="7.62cm" svg:y2="14.393cm">
          <text:p/>
        </draw:line>
        <draw:line draw:style-name="gr14" draw:text-style-name="P9" draw:layer="layout" svg:x1="10.372cm" svg:y1="13.335cm" svg:x2="10.372cm" svg:y2="14.393cm">
          <text:p/>
        </draw:line>
        <draw:custom-shape draw:style-name="gr15" draw:text-style-name="P2" draw:layer="layout" svg:width="0.925cm" svg:height="1.277cm" svg:x="9.953cm" svg:y="12.065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7.62cm" svg:y1="13.335cm" svg:x2="7.62cm" svg:y2="14.393cm">
          <text:p/>
        </draw:line>
        <draw:custom-shape draw:style-name="gr15" draw:text-style-name="P2" draw:layer="layout" svg:width="2.009cm" svg:height="1.277cm" svg:x="6.776cm" svg:y="12.065cm">
          <text:list text:style-name="L15">
            <text:list-header>
              <text:p text:style-name="P5"><text:span text:style-name="T19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6.35cm" svg:height="1.835cm" svg:x="8.467cm" svg:y="15.522cm">
          <text:p/>
          <draw:enhanced-geometry svg:viewBox="0 0 1440 416" draw:type="non-primitive" draw:enhanced-path="M 0 32  C 12 28 24 24 48 32  C 72 40 104 24 144 80  C 184 136 144 320 288 368  C 432 416 840 392 1008 368  C 1176 344 1240 280 1296 224  C 1352 168 1320 64 1344 32  C 1368 0 1404 16 1440 32  N"/>
        </draw:custom-shape>
        <draw:custom-shape draw:style-name="gr21" draw:text-style-name="P2" draw:layer="layout" svg:width="0.847cm" svg:height="1.905cm" svg:x="9.948cm" svg:y="14.393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1.43cm" svg:y1="12.277cm" svg:x2="11.43cm" svg:y2="14.393cm">
          <text:p/>
        </draw:line>
        <draw:custom-shape draw:style-name="gr15" draw:text-style-name="P2" draw:layer="layout" svg:width="1.827cm" svg:height="1.277cm" svg:x="10.587cm" svg:y="11.007cm">
          <text:list text:style-name="L15">
            <text:list-header>
              <text:p text:style-name="P5">p+1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econd Case: Block is Too Big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Second Case: Block is Too Big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Suppose the block is bigger than requested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Divide the free block into two blocks</text:span></text:p>
                  </text:list-item>
                  <text:list-item>
                    <text:p text:style-name="P14"><text:span text:style-name="T5">Keep first (now smaller) block in the free list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12"><text:span text:style-name="T20">p-&gt;s.size -= nunits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Allocate the second block to the user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12"><text:span text:style-name="T20">p += p-&gt;s.size;</text:span></text:p>
                      </text:list-item>
                      <text:list-item>
                        <text:p text:style-name="P12"><text:span text:style-name="T20">p-&gt;s.size = nunits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7.62cm" svg:height="3.81cm" svg:x="2.328cm" svg:y="12.912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2.752cm" svg:y1="11.853cm" svg:x2="2.756cm" svg:y2="12.912cm">
          <text:p/>
        </draw:line>
        <draw:custom-shape draw:style-name="gr15" draw:text-style-name="P2" draw:layer="layout" svg:width="0.925cm" svg:height="1.277cm" svg:x="2.333cm" svg:y="10.583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0.847cm" svg:height="3.81cm" svg:x="2.328cm" svg:y="12.9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7.62cm" svg:height="3.81cm" svg:x="14.817cm" svg:y="12.912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20.108cm" svg:y1="11.853cm" svg:x2="20.113cm" svg:y2="12.912cm">
          <text:p/>
        </draw:line>
        <draw:custom-shape draw:style-name="gr15" draw:text-style-name="P2" draw:layer="layout" svg:width="0.925cm" svg:height="1.277cm" svg:x="19.69cm" svg:y="10.583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0.846cm" svg:height="3.81cm" svg:x="14.817cm" svg:y="12.9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47cm" svg:height="3.81cm" svg:x="19.685cm" svg:y="12.9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05cm" svg:height="3.81cm" svg:x="20.532cm" svg:y="12.9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.043cm" svg:height="1.517cm" svg:x="2.752cm" svg:y="16.722cm">
          <text:p/>
          <draw:enhanced-geometry svg:viewBox="0 0 1824 344" draw:type="non-primitive" draw:enhanced-path="M 0 0  C 32 116 64 232 144 288  C 224 344 200 328 480 336  C 760 344 1292 340 1824 336  N"/>
        </draw:custom-shape>
        <draw:custom-shape draw:style-name="gr16" draw:text-style-name="P2" draw:layer="layout" svg:width="8.043cm" svg:height="1.517cm" svg:x="15.452cm" svg:y="16.722cm">
          <text:p/>
          <draw:enhanced-geometry svg:viewBox="0 0 1824 344" draw:type="non-primitive" draw:enhanced-path="M 0 0  C 32 116 64 232 144 288  C 224 344 200 328 480 336  C 760 344 1292 340 1824 336  N"/>
        </draw:custom-shape>
        <draw:custom-shape draw:style-name="gr24" draw:text-style-name="P2" draw:layer="layout" svg:width="3.175cm" svg:height="1.693cm" svg:x="10.79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2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mbining the Two Cas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Combining the Two Cases</text:p>
              </text:list-header>
            </text:list>
          </draw:text-box>
        </draw:frame>
        <draw:custom-shape draw:style-name="gr17" draw:text-style-name="P2" draw:layer="layout" svg:width="23.918cm" svg:height="15.24cm" svg:x="1.27cm" svg:y="3.175cm">
          <text:list text:style-name="L5">
            <text:list-header>
              <text:p text:style-name="P8"><text:span text:style-name="T7">prevp = freep; /* start at beginning */</text:span></text:p>
              <text:p text:style-name="P8"><text:span text:style-name="T7">for (p=prevp-&gt;s.ptr; ; prevp=p, </text:span></text:p>
              <text:p text:style-name="P8"><text:span text:style-name="T7"><text:s text:c="23"/></text:span><text:span text:style-name="T7">p=p-&gt;s.ptr) { </text:span></text:p>
              <text:p text:style-name="P8"><text:span text:style-name="T7"><text:s text:c="2"/></text:span><text:span text:style-name="T7">if (p-&gt;s.size &gt;= nunits) {</text:span></text:p>
              <text:p text:style-name="P8"><text:span text:style-name="T7"><text:s text:c="4"/></text:span><text:span text:style-name="T12">if (p-&gt;s.size == nunits) /* fit */</text:span></text:p>
            </text:list-header>
          </text:list>
          <text:list text:style-name="L20">
            <text:list-header>
              <text:p text:style-name="P8"><text:span text:style-name="T12"><text:s text:c="7"/></text:span><text:span text:style-name="T12">prevp-&gt;s.ptr = p-&gt;s.ptr;</text:span></text:p>
            </text:list-header>
          </text:list>
          <text:list text:style-name="L5">
            <text:list-header>
              <text:p text:style-name="P8"><text:span text:style-name="T7"><text:s text:c="4"/></text:span><text:span text:style-name="T9">else { /* too big, split in two */</text:span></text:p>
            </text:list-header>
          </text:list>
          <text:list text:style-name="L21">
            <text:list-header>
              <text:p text:style-name="P8"><text:span text:style-name="T9"><text:s text:c="7"/></text:span><text:span text:style-name="T9">p-&gt;s.size -= nunits; <text:s/>/* #1 */</text:span></text:p>
              <text:p text:style-name="P8"><text:span text:style-name="T9"><text:s text:c="7"/></text:span><text:span text:style-name="T9">p += p-&gt;s.size; <text:s text:c="6"/>/* #2 */</text:span></text:p>
              <text:p text:style-name="P8"><text:span text:style-name="T9"><text:s text:c="7"/></text:span><text:span text:style-name="T9">p-&gt;s.size = nunits; <text:s text:c="2"/>/* #2 */</text:span></text:p>
              <text:p text:style-name="P26"><text:span text:style-name="T9"><text:s text:c="4"/></text:span><text:span text:style-name="T9">} </text:span></text:p>
            </text:list-header>
          </text:list>
          <text:list text:style-name="L5">
            <text:list-header>
              <text:p text:style-name="P8"><text:span text:style-name="T7"><text:s text:c="4"/></text:span><text:span text:style-name="T10">return (void *)(p+1);</text:span></text:p>
              <text:p text:style-name="P26"><text:span text:style-name="T7"><text:s text:c="2"/></text:span><text:span text:style-name="T7">}</text:span></text:p>
              <text:p text:style-name="P27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eginning of the Free Lis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Beginning of the Free Lis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7">Benefit of making free list a circular list</text:p>
              </text:list-item>
            </text:list>
            <text:list text:style-name="L4">
              <text:list-item>
                <text:list>
                  <text:list-item>
                    <text:p text:style-name="P18">Any element in the list can be the beginning</text:p>
                  </text:list-item>
                  <text:list-item>
                    <text:p text:style-name="P18">Don’t have to handle the “end” of the list as special</text:p>
                  </text:list-item>
                  <text:list-item>
                    <text:p text:style-name="P18">Optimization: make head be where last block was found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23.918cm" svg:height="11.642cm" svg:x="1.27cm" svg:y="7.62cm">
          <text:list text:style-name="L5">
            <text:list-header>
              <text:p text:style-name="P8"><text:span text:style-name="T7">prevp = freep; /* start at beginning */</text:span></text:p>
              <text:p text:style-name="P8"><text:span text:style-name="T7">for (p=prevp-&gt;s.ptr; ; prevp=p, </text:span></text:p>
              <text:p text:style-name="P8"><text:span text:style-name="T7"><text:s text:c="23"/></text:span><text:span text:style-name="T7">p=p-&gt;s.ptr) { </text:span></text:p>
              <text:p text:style-name="P8"><text:span text:style-name="T7"><text:s text:c="2"/></text:span><text:span text:style-name="T7">if (p-&gt;s.size &gt;= nunits) {</text:span></text:p>
              <text:p text:style-name="P8"><text:span text:style-name="T7"><text:s text:c="4"/></text:span><text:span text:style-name="T7">/* Do stuff on previous slide */</text:span></text:p>
              <text:p text:style-name="P27"><text:span text:style-name="T7"><text:s text:c="4"/>…</text:span></text:p>
              <text:p text:style-name="P8"><text:span text:style-name="T7"><text:s text:c="4"/></text:span><text:span text:style-name="T9">freep = prevp; /* move the head */</text:span></text:p>
              <text:p text:style-name="P8"><text:span text:style-name="T7"><text:s text:c="4"/></text:span><text:span text:style-name="T7">return (void *) (p+1);</text:span></text:p>
              <text:p text:style-name="P26"><text:span text:style-name="T7"><text:s text:c="2"/></text:span><text:span text:style-name="T7">}</text:span></text:p>
              <text:p text:style-name="P27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8" presentation:class="page"/>
          <draw:frame presentation:style-name="pr10" draw:text-style-name="P2" draw:layer="layout" svg:width="14.75cm" svg:height="11.797cm" svg:x="2.752cm" svg:y="12.775cm" presentation:class="notes" presentation:user-transformed="true">
            <draw:text-box>
              <text:list text:style-name="L15">
                <text:list-header>
                  <text:p text:style-name="P28"><text:span text:style-name="T19">Since blocks earlier in the free list are presumably small (as they weren’t big enough to satisfy the malloc requests)</text:span></text:p>
                </text:list-header>
              </text:list>
            </draw:text-box>
          </draw:frame>
        </presentation:notes>
      </draw:page>
      <draw:page draw:name="Oops, No Block is Big Enough!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Oops, No Block is Big Enough!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28">Cycling completely through the lis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Check if the “for” loop returns back to the head of the list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23.918cm" svg:height="11.43cm" svg:x="1.27cm" svg:y="6.985cm">
          <text:list text:style-name="L5">
            <text:list-header>
              <text:p text:style-name="P8"><text:span text:style-name="T7">prevp = freep; /* start at beginning */</text:span></text:p>
              <text:p text:style-name="P8"><text:span text:style-name="T7">for (p=prevp-&gt;s.ptr; ; prevp=p, </text:span></text:p>
              <text:p text:style-name="P8"><text:span text:style-name="T7"><text:s text:c="23"/></text:span><text:span text:style-name="T7">p=p-&gt;s.ptr) { </text:span></text:p>
              <text:p text:style-name="P8"><text:span text:style-name="T7"><text:s text:c="2"/></text:span><text:span text:style-name="T7">if (p-&gt;s.size &gt;= nunits) {</text:span></text:p>
            </text:list-header>
          </text:list>
          <text:list text:style-name="L22">
            <text:list-header>
              <text:p text:style-name="P8"><text:span text:style-name="T10"><text:s text:c="5"/></text:span><text:span text:style-name="T7">/* Do stuff on previous slides */</text:span></text:p>
            </text:list-header>
          </text:list>
          <text:list text:style-name="L5">
            <text:list-header>
              <text:p text:style-name="P8"><text:span text:style-name="T7"><text:s text:c="5"/>…</text:span></text:p>
              <text:p text:style-name="P24"><text:span text:style-name="T7"><text:s text:c="2"/></text:span><text:span text:style-name="T7">}</text:span></text:p>
              <text:p text:style-name="P24"><text:span text:style-name="T7"><text:s text:c="2"/></text:span><text:span text:style-name="T9">if (p == freep) /* wrapped around */</text:span></text:p>
            </text:list-header>
          </text:list>
          <text:list text:style-name="L21">
            <text:list-header>
              <text:p text:style-name="P24"><text:span text:style-name="T9"><text:s text:c="4"/></text:span><text:span text:style-name="T35">Now, do something about it…</text:span></text:p>
            </text:list-header>
          </text:list>
          <text:list text:style-name="L5">
            <text:list-header>
              <text:p text:style-name="P27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Do When You Run Ou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What to Do When You Run Out</text:p>
              </text:list-header>
            </text:list>
          </draw:text-box>
        </draw:frame>
        <draw:frame presentation:style-name="pr11" draw:text-style-name="P2" draw:layer="layout" svg:width="23.495cm" svg:height="9.101cm" svg:x="1.269cm" svg:y="3.386cm" presentation:class="outline" presentation:user-transformed="true">
          <draw:text-box>
            <text:list text:style-name="L3">
              <text:list-item>
                <text:p text:style-name="P11"><text:span text:style-name="T4">Ask the operating system for additional memory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Ask for a very large chunk of memory</text:span></text:p>
                  </text:list-item>
                  <text:list-item>
                    <text:p text:style-name="P14"><text:span text:style-name="T5">… </text:span><text:span text:style-name="T5">and insert the new chunk into the free list</text:span></text:p>
                  </text:list-item>
                  <text:list-item>
                    <text:p text:style-name="P14"><text:span text:style-name="T5">... and then try again, this time successfully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Operating-system dependen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E.g., </text:span><text:span text:style-name="T20">sbrk</text:span><text:span text:style-name="T5"> command in UNIX</text:span></text:p>
                  </text:list-item>
                  <text:list-item>
                    <text:p text:style-name="P14"><text:span text:style-name="T5">See the </text:span><text:span text:style-name="T20">morecore()</text:span><text:span text:style-name="T5"> function for details</text:span>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23.071cm" svg:height="4.021cm" svg:x="1.482cm" svg:y="12.912cm">
          <text:list text:style-name="L21">
            <text:list-header>
              <text:p text:style-name="P8"><text:span text:style-name="T9">if (p == freep) /* wrapped around */</text:span></text:p>
              <text:p text:style-name="P24"><text:span text:style-name="T9"><text:s text:c="3"/></text:span><text:span text:style-name="T9">if ((p = morecore(nunits)) == NULL)</text:span></text:p>
              <text:p text:style-name="P24"><text:span text:style-name="T9"><text:s text:c="6"/></text:span><text:span text:style-name="T9">return NULL; <text:s text:c="2"/>/* none left */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Fre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28">User passes a pointer to the memory block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6">void free(void *ap);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8">Free function inserts block into the lis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Identify the start of entry: </text:span><text:span text:style-name="T36">bp = (Header *) ap – 1;</text:span></text:p>
                  </text:list-item>
                  <text:list-item>
                    <text:p text:style-name="P14"><text:span text:style-name="T2">Find the location in the free list</text:span></text:p>
                  </text:list-item>
                  <text:list-item>
                    <text:p text:style-name="P14"><text:span text:style-name="T2">Add to the list, coalescing entries, if needed</text:span></text:p>
                  </text:list-item>
                </text:list>
              </text:list-item>
            </text:list>
            <text:list text:style-name="L3">
              <text:list-header>
                <text:p text:style-name="P17"><text:span text:style-name="T2"/></text:p>
              </text:list-header>
            </text:list>
          </draw:text-box>
        </draw:frame>
        <draw:custom-shape draw:style-name="gr21" draw:text-style-name="P2" draw:layer="layout" svg:width="7.62cm" svg:height="3.81cm" svg:x="8.467cm" svg:y="13.97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8.89cm" svg:y1="12.912cm" svg:x2="8.894cm" svg:y2="13.97cm">
          <text:p/>
        </draw:line>
        <draw:custom-shape draw:style-name="gr21" draw:text-style-name="P2" draw:layer="layout" svg:width="0.846cm" svg:height="3.81cm" svg:x="8.467cm" svg:y="13.97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9.944cm" svg:y1="12.912cm" svg:x2="9.948cm" svg:y2="13.97cm">
          <text:p/>
        </draw:line>
        <draw:custom-shape draw:style-name="gr15" draw:text-style-name="P2" draw:layer="layout" svg:width="1.302cm" svg:height="1.277cm" svg:x="9.317cm" svg:y="11.642cm">
          <text:list text:style-name="L15">
            <text:list-header>
              <text:p text:style-name="P5">a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349cm" svg:height="1.277cm" svg:x="8.259cm" svg:y="11.642cm">
          <text:list text:style-name="L15">
            <text:list-header>
              <text:p text:style-name="P5">bp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canning Free List for the Spo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Scanning Free List for the Spot</text:p>
              </text:list-header>
            </text:list>
          </draw:text-box>
        </draw:frame>
        <draw:frame presentation:style-name="pr12" draw:text-style-name="P2" draw:layer="layout" svg:width="23.495cm" svg:height="6.35cm" svg:x="1.269cm" svg:y="3.387cm" presentation:class="outline" presentation:user-transformed="true">
          <draw:text-box>
            <text:list text:style-name="L3">
              <text:list-item>
                <text:p text:style-name="P17"><text:span text:style-name="T19">Start at the beginning: </text:span><text:span text:style-name="T37">p = freep;</text:span></text:p>
              </text:list-item>
              <text:list-item>
                <text:p text:style-name="P17"><text:span text:style-name="T19">Sequence through the list: </text:span><text:span text:style-name="T37">p = p-&gt;s.ptr;</text:span></text:p>
              </text:list-item>
              <text:list-item>
                <text:p text:style-name="P17"><text:span text:style-name="T19">Stop at last entry before the to-be-freed elemen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(bp &gt; p) &amp;&amp; (bp &lt; p-&gt;s.ptr);</text:span></text:p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22.013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28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28cm" svg:height="4.445cm" svg:x="8.255cm" svg:y="13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4.445cm" svg:x="10.583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4cm" svg:height="4.445cm" svg:x="14.393cm" svg:y="1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79cm" svg:height="2.293cm" svg:x="2.122cm" svg:y="14.393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754cm" svg:height="2.293cm" svg:x="14.401cm" svg:y="14.393cm">
          <text:list text:style-name="L23">
            <text:list-header>
              <text:p text:style-name="P1"><text:span text:style-name="T38">FREE</text:span></text:p>
              <text:p text:style-name="P1"><text:span text:style-name="T38">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679cm" svg:height="2.293cm" svg:x="8.472cm" svg:y="14.393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2.752cm" svg:y1="11.43cm" svg:x2="5.08cm" svg:y2="13.335cm">
          <text:p/>
        </draw:line>
        <draw:custom-shape draw:style-name="gr15" draw:text-style-name="P2" draw:layer="layout" svg:width="3.262cm" svg:height="1.277cm" svg:x="1.27cm" svg:y="10.16cm">
          <text:list text:style-name="L15">
            <text:list-header>
              <text:p text:style-name="P5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7.162cm" svg:height="3.245cm" svg:x="5.115cm" svg:y="10.372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16" draw:text-style-name="P2" draw:layer="layout" svg:width="10.16cm" svg:height="2.963cm" svg:x="12.7cm" svg:y="10.372cm">
          <text:p/>
          <draw:enhanced-geometry svg:viewBox="0 0 1536 336" draw:type="non-primitive" draw:enhanced-path="M 0 336  C 256 168 512 0 768 0  C 1024 0 1280 168 1536 336  N"/>
        </draw:custom-shape>
        <draw:custom-shape draw:style-name="gr16" draw:text-style-name="P2" draw:layer="layout" svg:width="17.991cm" svg:height="4.233cm" svg:x="5.292cm" svg:y="9.102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line draw:style-name="gr14" draw:text-style-name="P9" draw:layer="layout" svg:x1="15.998cm" svg:y1="12.277cm" svg:x2="16.003cm" svg:y2="13.335cm">
          <text:p/>
        </draw:line>
        <draw:custom-shape draw:style-name="gr15" draw:text-style-name="P2" draw:layer="layout" svg:width="1.349cm" svg:height="1.277cm" svg:x="15.368cm" svg:y="11.007cm">
          <text:list text:style-name="L15">
            <text:list-header>
              <text:p text:style-name="P5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12.488cm" svg:y1="12.277cm" svg:x2="12.493cm" svg:y2="13.335cm">
          <text:p/>
        </draw:line>
        <draw:custom-shape draw:style-name="gr15" draw:text-style-name="P2" draw:layer="layout" svg:width="0.925cm" svg:height="1.277cm" svg:x="11.982cm" svg:y="11.007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rner Cases: Beginning or End 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Corner Cases: Beginning or End </text:p>
              </text:list-header>
            </text:list>
          </draw:text-box>
        </draw:frame>
        <draw:frame presentation:style-name="pr13" draw:text-style-name="P2" draw:layer="layout" svg:width="23.495cm" svg:height="5.926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Check for wrap-around in memory</text:span></text:p>
              </text:list-item>
            </text:list>
            <text:list text:style-name="L24">
              <text:list-item>
                <text:list>
                  <text:list-item>
                    <text:p text:style-name="P12"><text:span text:style-name="T39">p &gt;= p-&gt;s.ptr;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See if to-be-freed element is located ther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(bp &gt; p) || (</text:span><text:span text:style-name="T39">bp &lt; p-&gt;s.ptr</text:span><text:span text:style-name="T20">);</text:span></text:p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22.013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28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28cm" svg:height="4.445cm" svg:x="8.255cm" svg:y="13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4.445cm" svg:x="10.583cm" svg:y="13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4cm" svg:height="4.445cm" svg:x="14.393cm" svg:y="13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79cm" svg:height="2.293cm" svg:x="15.033cm" svg:y="14.393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754cm" svg:height="2.293cm" svg:x="1.701cm" svg:y="14.393cm">
          <text:list text:style-name="L23">
            <text:list-header>
              <text:p text:style-name="P1"><text:span text:style-name="T38">FREE</text:span></text:p>
              <text:p text:style-name="P1"><text:span text:style-name="T38">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679cm" svg:height="2.293cm" svg:x="8.472cm" svg:y="14.393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4.022cm" svg:y1="11.43cm" svg:x2="5.08cm" svg:y2="13.335cm">
          <text:p/>
        </draw:line>
        <draw:custom-shape draw:style-name="gr15" draw:text-style-name="P2" draw:layer="layout" svg:width="3.262cm" svg:height="1.277cm" svg:x="2.117cm" svg:y="9.737cm">
          <text:list text:style-name="L15">
            <text:list-header>
              <text:p text:style-name="P5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7.162cm" svg:height="3.245cm" svg:x="5.115cm" svg:y="10.372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16" draw:text-style-name="P2" draw:layer="layout" svg:width="10.16cm" svg:height="2.328cm" svg:x="12.7cm" svg:y="11.007cm">
          <text:p/>
          <draw:enhanced-geometry svg:viewBox="0 0 1536 336" draw:type="non-primitive" draw:enhanced-path="M 0 336  C 256 168 512 0 768 0  C 1024 0 1280 168 1536 336  N"/>
        </draw:custom-shape>
        <draw:custom-shape draw:style-name="gr16" draw:text-style-name="P2" draw:layer="layout" svg:width="17.991cm" svg:height="3.81cm" svg:x="5.292cm" svg:y="9.525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line draw:style-name="gr14" draw:text-style-name="P9" draw:layer="layout" svg:x1="2.452cm" svg:y1="12.277cm" svg:x2="2.456cm" svg:y2="13.335cm">
          <text:p/>
        </draw:line>
        <draw:custom-shape draw:style-name="gr15" draw:text-style-name="P2" draw:layer="layout" svg:width="1.349cm" svg:height="1.277cm" svg:x="1.821cm" svg:y="11.007cm">
          <text:list text:style-name="L15">
            <text:list-header>
              <text:p text:style-name="P5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18.415cm" svg:y1="12.277cm" svg:x2="18.419cm" svg:y2="13.335cm">
          <text:p/>
        </draw:line>
        <draw:custom-shape draw:style-name="gr15" draw:text-style-name="P2" draw:layer="layout" svg:width="0.925cm" svg:height="1.277cm" svg:x="17.908cm" svg:y="11.007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nserting Into Free Lis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Inserting Into Free List</text:p>
              </text:list-header>
            </text:list>
          </draw:text-box>
        </draw:frame>
        <draw:frame presentation:style-name="pr14" draw:text-style-name="P2" draw:layer="layout" svg:width="23.495cm" svg:height="8.043cm" svg:x="1.269cm" svg:y="3.386cm" presentation:class="outline" presentation:user-transformed="true">
          <draw:text-box>
            <text:list text:style-name="L3">
              <text:list-item>
                <text:p text:style-name="P11"><text:span text:style-name="T4">New element to add to free list: </text:span><text:span text:style-name="T21">bp</text:span></text:p>
              </text:list-item>
              <text:list-item>
                <text:p text:style-name="P11"><text:span text:style-name="T4">Insert in between </text:span><text:span text:style-name="T21">p</text:span><text:span text:style-name="T4"> and </text:span><text:span text:style-name="T21">p-&gt;s.pt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bp-&gt;s.ptr = p-&gt;s.ptr;</text:span></text:p>
                  </text:list-item>
                  <text:list-item>
                    <text:p text:style-name="P12"><text:span text:style-name="T20">p-&gt;s.ptr = bp;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But, there may be opportunities to coalesce</text:span></text:p>
              </text:list-item>
            </text:list>
          </draw:text-box>
        </draw:frame>
        <draw:custom-shape draw:style-name="gr21" draw:text-style-name="P2" draw:layer="layout" svg:width="2.54cm" svg:height="1.905cm" svg:x="2.117cm" svg:y="15.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482cm" svg:height="1.905cm" svg:x="6.985cm" svg:y="15.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387cm" svg:height="1.905cm" svg:x="10.16cm" svg:y="13.1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905cm" svg:x="14.817cm" svg:y="15.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868cm" svg:height="1.905cm" svg:x="19.262cm" svg:y="15.24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4.657cm" svg:y1="16.087cm" svg:x2="6.985cm" svg:y2="16.087cm">
          <text:p/>
        </draw:line>
        <draw:line draw:style-name="gr25" draw:text-style-name="P9" draw:layer="layout" svg:x1="8.467cm" svg:y1="15.662cm" svg:x2="10.16cm" svg:y2="13.969cm">
          <text:p/>
        </draw:line>
        <draw:line draw:style-name="gr25" draw:text-style-name="P9" draw:layer="layout" svg:x1="13.547cm" svg:y1="13.97cm" svg:x2="14.817cm" svg:y2="15.663cm">
          <text:p/>
        </draw:line>
        <draw:line draw:style-name="gr14" draw:text-style-name="P9" draw:layer="layout" svg:x1="17.357cm" svg:y1="16.087cm" svg:x2="19.262cm" svg:y2="16.087cm">
          <text:p/>
        </draw:line>
        <draw:line draw:style-name="gr14" draw:text-style-name="P9" draw:layer="layout" svg:x1="1.693cm" svg:y1="14.182cm" svg:x2="2.752cm" svg:y2="15.24cm">
          <text:p/>
        </draw:line>
        <draw:line draw:style-name="gr14" draw:text-style-name="P9" draw:layer="layout" svg:x1="7.62cm" svg:y1="14.182cm" svg:x2="7.62cm" svg:y2="15.24cm">
          <text:p/>
        </draw:line>
        <draw:line draw:style-name="gr14" draw:text-style-name="P9" draw:layer="layout" svg:x1="10.583cm" svg:y1="12.065cm" svg:x2="10.583cm" svg:y2="13.123cm">
          <text:p/>
        </draw:line>
        <draw:custom-shape draw:style-name="gr15" draw:text-style-name="P2" draw:layer="layout" svg:width="1.349cm" svg:height="1.277cm" svg:x="9.864cm" svg:y="10.795cm">
          <text:list text:style-name="L15">
            <text:list-header>
              <text:p text:style-name="P5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7.62cm" svg:y1="14.182cm" svg:x2="7.62cm" svg:y2="15.24cm">
          <text:p/>
        </draw:line>
        <draw:custom-shape draw:style-name="gr15" draw:text-style-name="P2" draw:layer="layout" svg:width="0.925cm" svg:height="1.277cm" svg:x="7.202cm" svg:y="12.912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0.847cm" svg:height="1.905cm" svg:x="10.16cm" svg:y="13.123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8.467cm" svg:y1="16.087cm" svg:x2="14.817cm" svg:y2="16.087cm">
          <text:p/>
        </draw:line>
        <draw:line draw:style-name="gr14" draw:text-style-name="P9" draw:layer="layout" svg:x1="15.575cm" svg:y1="14.182cm" svg:x2="15.575cm" svg:y2="15.24cm">
          <text:p/>
        </draw:line>
        <draw:line draw:style-name="gr14" draw:text-style-name="P9" draw:layer="layout" svg:x1="15.575cm" svg:y1="14.182cm" svg:x2="15.575cm" svg:y2="15.24cm">
          <text:p/>
        </draw:line>
        <draw:custom-shape draw:style-name="gr15" draw:text-style-name="P2" draw:layer="layout" svg:width="3.173cm" svg:height="1.277cm" svg:x="15.153cm" svg:y="12.912cm">
          <text:list text:style-name="L15">
            <text:list-header>
              <text:p text:style-name="P5"><text:span text:style-name="T19">p-&gt;s.pt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alescing With Neighbor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Coalescing With Neighbor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28">Scanning the list finds the location for inserting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Pointer to to-be-freed element: </text:span><text:span text:style-name="T36">bp</text:span></text:p>
                  </text:list-item>
                  <text:list-item>
                    <text:p text:style-name="P14"><text:span text:style-name="T2">Pointer to previous element in free list: </text:span><text:span text:style-name="T36">p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28">Coalescing into larger free block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Check if contiguous to upper and lower neighbors</text:span></text:p>
                  </text:list-item>
                </text:list>
              </text:list-item>
            </text:list>
          </draw:text-box>
        </draw:frame>
        <draw:custom-shape draw:style-name="gr26" draw:text-style-name="P2" draw:layer="layout" svg:width="22.013cm" svg:height="4.445cm" svg:x="1.905cm" svg:y="13.758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28cm" svg:height="4.445cm" svg:x="1.905cm" svg:y="13.7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328cm" svg:height="4.445cm" svg:x="8.255cm" svg:y="13.7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4.445cm" svg:x="10.583cm" svg:y="13.7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64cm" svg:height="4.445cm" svg:x="14.393cm" svg:y="13.7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79cm" svg:height="2.293cm" svg:x="2.122cm" svg:y="14.817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754cm" svg:height="2.293cm" svg:x="14.401cm" svg:y="14.817cm">
          <text:list text:style-name="L23">
            <text:list-header>
              <text:p text:style-name="P1"><text:span text:style-name="T38">FREE</text:span></text:p>
              <text:p text:style-name="P1"><text:span text:style-name="T38">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679cm" svg:height="2.293cm" svg:x="8.472cm" svg:y="14.817cm">
          <text:list text:style-name="L18">
            <text:list-header>
              <text:p text:style-name="P1"><text:span text:style-name="T33">In</text:span></text:p>
              <text:p text:style-name="P1"><text:span text:style-name="T33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2.752cm" svg:y1="11.853cm" svg:x2="5.08cm" svg:y2="13.758cm">
          <text:p/>
        </draw:line>
        <draw:custom-shape draw:style-name="gr15" draw:text-style-name="P2" draw:layer="layout" svg:width="3.262cm" svg:height="1.277cm" svg:x="1.27cm" svg:y="10.583cm">
          <text:list text:style-name="L15">
            <text:list-header>
              <text:p text:style-name="P5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7.162cm" svg:height="3.246cm" svg:x="5.115cm" svg:y="10.795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16" draw:text-style-name="P2" draw:layer="layout" svg:width="10.16cm" svg:height="2.963cm" svg:x="12.7cm" svg:y="10.795cm">
          <text:p/>
          <draw:enhanced-geometry svg:viewBox="0 0 1536 336" draw:type="non-primitive" draw:enhanced-path="M 0 336  C 256 168 512 0 768 0  C 1024 0 1280 168 1536 336  N"/>
        </draw:custom-shape>
        <draw:custom-shape draw:style-name="gr16" draw:text-style-name="P2" draw:layer="layout" svg:width="17.991cm" svg:height="4.021cm" svg:x="5.292cm" svg:y="9.737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line draw:style-name="gr14" draw:text-style-name="P9" draw:layer="layout" svg:x1="15.998cm" svg:y1="12.7cm" svg:x2="16.003cm" svg:y2="13.758cm">
          <text:p/>
        </draw:line>
        <draw:custom-shape draw:style-name="gr15" draw:text-style-name="P2" draw:layer="layout" svg:width="1.349cm" svg:height="1.277cm" svg:x="15.368cm" svg:y="11.43cm">
          <text:list text:style-name="L15">
            <text:list-header>
              <text:p text:style-name="P5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12.488cm" svg:y1="12.7cm" svg:x2="12.493cm" svg:y2="13.758cm">
          <text:p/>
        </draw:line>
        <draw:custom-shape draw:style-name="gr15" draw:text-style-name="P2" draw:layer="layout" svg:width="0.925cm" svg:height="1.277cm" svg:x="11.982cm" svg:y="11.43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521cm" svg:height="1.277cm" svg:x="11.223cm" svg:y="15.452cm">
          <text:list text:style-name="L25">
            <text:list-header>
              <text:p text:style-name="P1"><text:span text:style-name="T40">lo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665cm" svg:height="1.277cm" svg:x="18.787cm" svg:y="15.452cm">
          <text:list text:style-name="L25">
            <text:list-header>
              <text:p text:style-name="P1"><text:span text:style-name="T40">upp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alesce With Upper Neighbor" draw:style-name="dp1" draw:master-page-name="Varsayılan" presentation:presentation-page-layout-name="AL2T1">
        <draw:custom-shape draw:style-name="gr21" draw:text-style-name="P2" draw:layer="layout" svg:width="6.35cm" svg:height="4.445cm" svg:x="12.912cm" svg:y="14.18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Coalesce With Upper Neighbor</text:p>
              </text:list-header>
            </text:list>
          </draw:text-box>
        </draw:frame>
        <draw:frame presentation:style-name="pr15" draw:text-style-name="P2" draw:layer="layout" svg:width="23.495cm" svg:height="8.89cm" svg:x="1.269cm" svg:y="3.387cm" presentation:class="outline" presentation:user-transformed="true">
          <draw:text-box>
            <text:list text:style-name="L3">
              <text:list-item>
                <text:p text:style-name="P6"><text:span text:style-name="T4">Check if next part of memory is in the free lis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0">if (bp + bp-&gt;s.size == p-&gt;s.ptr)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4">If so, make into one bigger bloc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Larger size: </text:span><text:span text:style-name="T20">bp-&gt;s.size += p-&gt;s.ptr-&gt;s.size;</text:span></text:p>
                  </text:list-item>
                  <text:list-item>
                    <text:p text:style-name="P7"><text:span text:style-name="T5">Copy next pointer: </text:span><text:span text:style-name="T20">bp-&gt;s.ptr = p-&gt;s.ptr-&gt;s.ptr;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lse, simply point to the next free elemen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0">bp-&gt;s.ptr = p-&gt;s.ptr;</text:span></text:p>
                  </text:list-item>
                </text:list>
              </text:list-item>
            </text:list>
          </draw:text-box>
        </draw:frame>
        <draw:custom-shape draw:style-name="gr22" draw:text-style-name="P2" draw:layer="layout" svg:width="2.964cm" svg:height="4.445cm" svg:x="9.948cm" svg:y="14.182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0.372cm" svg:y1="13.123cm" svg:x2="10.376cm" svg:y2="14.182cm">
          <text:p/>
        </draw:line>
        <draw:custom-shape draw:style-name="gr15" draw:text-style-name="P2" draw:layer="layout" svg:width="1.349cm" svg:height="1.277cm" svg:x="9.741cm" svg:y="11.853cm">
          <text:list text:style-name="L15">
            <text:list-header>
              <text:p text:style-name="P5">b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665cm" svg:height="1.277cm" svg:x="14.822cm" svg:y="15.663cm">
          <text:list text:style-name="L25">
            <text:list-header>
              <text:p text:style-name="P1"><text:span text:style-name="T40">upp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1.059cm" svg:height="4.445cm" svg:x="9.948cm" svg:y="14.1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58cm" svg:height="4.445cm" svg:x="12.912cm" svg:y="14.1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4.445cm" svg:x="6.138cm" svg:y="14.182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6.65cm" svg:y1="13.123cm" svg:x2="6.654cm" svg:y2="14.182cm">
          <text:p/>
        </draw:line>
        <draw:custom-shape draw:style-name="gr15" draw:text-style-name="P2" draw:layer="layout" svg:width="0.925cm" svg:height="1.277cm" svg:x="6.143cm" svg:y="11.853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521cm" svg:height="1.277cm" svg:x="6.778cm" svg:y="15.875cm">
          <text:list text:style-name="L25">
            <text:list-header>
              <text:p text:style-name="P1"><text:span text:style-name="T40">low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13.212cm" svg:y1="13.123cm" svg:x2="13.216cm" svg:y2="14.182cm">
          <text:p/>
        </draw:line>
        <draw:custom-shape draw:style-name="gr15" draw:text-style-name="P2" draw:layer="layout" svg:width="3.173cm" svg:height="1.277cm" svg:x="12.066cm" svg:y="11.853cm">
          <text:list text:style-name="L15">
            <text:list-header>
              <text:p text:style-name="P5"><text:span text:style-name="T19">p-&gt;s.p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9.314cm" svg:height="4.445cm" svg:x="9.948cm" svg:y="14.1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alesce With Lower Neighbor" draw:style-name="dp1" draw:master-page-name="Varsayılan" presentation:presentation-page-layout-name="AL2T1">
        <draw:custom-shape draw:style-name="gr21" draw:text-style-name="P2" draw:layer="layout" svg:width="6.35cm" svg:height="4.445cm" svg:x="12.912cm" svg:y="13.33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Coalesce With Lower Neighbor</text:p>
              </text:list-header>
            </text:list>
          </draw:text-box>
        </draw:frame>
        <draw:frame presentation:style-name="pr16" draw:text-style-name="P2" draw:layer="layout" svg:width="23.495cm" svg:height="6.985cm" svg:x="1.269cm" svg:y="3.386cm" presentation:class="outline" presentation:user-transformed="true">
          <draw:text-box>
            <text:list text:style-name="L3">
              <text:list-item>
                <text:p text:style-name="P11"><text:span text:style-name="T4">Check if previous part of memory is in the free lis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if (p + p-&gt;s.size == bp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If so, make into one bigger block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Larger size: </text:span><text:span text:style-name="T20">p-&gt;s.size += bp-&gt;s.size;</text:span></text:p>
                  </text:list-item>
                  <text:list-item>
                    <text:p text:style-name="P14"><text:span text:style-name="T5">Copy next pointer: </text:span><text:span text:style-name="T20">p-&gt;s.ptr = bp-&gt;s.ptr;</text:span></text:p>
                  </text:list-item>
                </text:list>
              </text:list-item>
            </text:list>
          </draw:text-box>
        </draw:frame>
        <draw:custom-shape draw:style-name="gr22" draw:text-style-name="P2" draw:layer="layout" svg:width="2.964cm" svg:height="4.445cm" svg:x="9.948cm" svg:y="13.335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0.372cm" svg:y1="12.277cm" svg:x2="10.376cm" svg:y2="13.335cm">
          <text:p/>
        </draw:line>
        <draw:custom-shape draw:style-name="gr15" draw:text-style-name="P2" draw:layer="layout" svg:width="1.349cm" svg:height="1.277cm" svg:x="9.741cm" svg:y="11.007cm">
          <text:list text:style-name="L15">
            <text:list-header>
              <text:p text:style-name="P5">b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665cm" svg:height="1.277cm" svg:x="14.822cm" svg:y="14.817cm">
          <text:list text:style-name="L25">
            <text:list-header>
              <text:p text:style-name="P1"><text:span text:style-name="T40">upp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1.059cm" svg:height="4.445cm" svg:x="9.948cm" svg:y="13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58cm" svg:height="4.445cm" svg:x="12.912cm" svg:y="13.3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4.445cm" svg:x="6.138cm" svg:y="13.335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6.65cm" svg:y1="12.277cm" svg:x2="6.654cm" svg:y2="13.335cm">
          <text:p/>
        </draw:line>
        <draw:custom-shape draw:style-name="gr15" draw:text-style-name="P2" draw:layer="layout" svg:width="0.925cm" svg:height="1.277cm" svg:x="6.143cm" svg:y="11.007cm">
          <text:list text:style-name="L15">
            <text:list-header>
              <text:p text:style-name="P5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521cm" svg:height="1.277cm" svg:x="6.778cm" svg:y="15.028cm">
          <text:list text:style-name="L25">
            <text:list-header>
              <text:p text:style-name="P1"><text:span text:style-name="T40">low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9" draw:layer="layout" svg:x1="13.212cm" svg:y1="12.277cm" svg:x2="13.216cm" svg:y2="13.335cm">
          <text:p/>
        </draw:line>
        <draw:custom-shape draw:style-name="gr15" draw:text-style-name="P2" draw:layer="layout" svg:width="3.173cm" svg:height="1.277cm" svg:x="12.066cm" svg:y="11.007cm">
          <text:list text:style-name="L15">
            <text:list-header>
              <text:p text:style-name="P5"><text:span text:style-name="T19">p-&gt;s.p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6.774cm" svg:height="4.445cm" svg:x="6.138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nclus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5">Conclus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1"><text:span text:style-name="T4">Elegant simplicity of K&amp;R malloc and fre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Simple header with pointer and size in each free block</text:span></text:p>
                  </text:list-item>
                  <text:list-item>
                    <text:p text:style-name="P14"><text:span text:style-name="T5">Simple linked list of free blocks</text:span></text:p>
                  </text:list-item>
                  <text:list-item>
                    <text:p text:style-name="P14"><text:span text:style-name="T5">Relatively small amount of code (~25 lines each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Limitations of K&amp;R functions in terms of efficiency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Malloc requires scanning the free list</text:span></text:p>
                    <text:list>
                      <text:list-item>
                        <text:p text:style-name="P14"><text:span text:style-name="T5">To find the first free block that is big enough</text:span></text:p>
                      </text:list-item>
                    </text:list>
                  </text:list-item>
                  <text:list-item>
                    <text:p text:style-name="P14"><text:span text:style-name="T5">Free requires scanning the free list</text:span></text:p>
                    <text:list>
                      <text:list-item>
                        <text:p text:style-name="P14"><text:span text:style-name="T5">To find the location to insert the to-be-freed bloc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Next lecture, and programming assignment #4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">Making malloc and free more efficient</text:span></text:p>
                  </text:list-item>
                  <text:list-item>
                    <text:p text:style-name="P14"><text:span text:style-name="T5">Note: you are encouraged to do assignment in pai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3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End_20_9" draw:display-name="msArrowEnd 9" svg:viewBox="0 0 355 355" svg:d="m178 0 177 355h-355z"/>
    <draw:stroke-dash draw:name="Dash_20_10" draw:display-name="Dash 10" draw:style="rect" draw:dots2="1" draw:dots2-length="0.282cm" draw:distance="0.211cm"/>
    <draw:stroke-dash draw:name="Dash_20_11" draw:display-name="Dash 11" draw:style="rect" draw:dots1="1" draw:dots1-length="0.07cm" draw:dots2="1" draw:dots2-length="0.282cm" draw:distance="0.2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graphic-properties>
        <text:list-style style:name="Varsayılan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graphic-properties>
        <text:list-style style:name="Başlık1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8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9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gr10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3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 draw:page-number="2"/>
      <draw:page-thumbnail draw:layer="backgroundobjects" svg:width="8.659cm" svg:height="6.494cm" svg:x="1cm" svg:y="17.755cm" draw:page-number="3"/>
      <draw:page-thumbnail draw:layer="backgroundobjects" svg:width="8.659cm" svg:height="6.494cm" svg:x="10.66cm" svg:y="2.419cm" draw:page-number="4"/>
      <draw:page-thumbnail draw:layer="backgroundobjects" svg:width="8.659cm" svg:height="6.494cm" svg:x="10.66cm" svg:y="10.087cm" draw:page-number="5"/>
      <draw:page-thumbnail draw:layer="backgroundobjects" svg:width="8.659cm" svg:height="6.494cm" svg:x="10.66cm" svg:y="17.755cm" draw:page-number="6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5.24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draw:style-name="Mg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draw:style-name="Mg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draw:style-name="Mg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draw:style-name="Mg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2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3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presentation:style-name="Mpr4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5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presentation:style-name="Mpr6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Jennifer Rexford</dc:creator>
    <dc:date>2008-03-24T04:10:04</dc:date>
    <meta:editing-cycles>421</meta:editing-cycles>
    <meta:editing-duration>PT353H02M39S</meta:editing-duration>
    <meta:document-statistic meta:object-count="687"/>
    <meta:generator>OpenOffice.org/3.2$Linux OpenOffice.org_project/320m19$Build-9505</meta:generator>
  </office:meta>
</office:document-meta>
</file>